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4.389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4.36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3.778cm"/>
    </style:style>
    <style:style style:name="co16" style:family="table-column">
      <style:table-column-properties fo:break-before="auto" style:column-width="2.974cm"/>
    </style:style>
    <style:style style:name="co17" style:family="table-column">
      <style:table-column-properties fo:break-before="auto" style:column-width="4.138cm"/>
    </style:style>
    <style:style style:name="co18" style:family="table-column">
      <style:table-column-properties fo:break-before="auto" style:column-width="0.504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302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5.355cm"/>
    </style:style>
    <style:style style:name="co23" style:family="table-column">
      <style:table-column-properties fo:break-before="auto" style:column-width="5.549cm"/>
    </style:style>
    <style:style style:name="co24" style:family="table-column">
      <style:table-column-properties fo:break-before="auto" style:column-width="3.884cm"/>
    </style:style>
    <style:style style:name="co25" style:family="table-column">
      <style:table-column-properties fo:break-before="auto" style:column-width="3.108cm"/>
    </style:style>
    <style:style style:name="co26" style:family="table-column">
      <style:table-column-properties fo:break-before="auto" style:column-width="5.743cm"/>
    </style:style>
    <style:style style:name="co27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2.858cm"/>
    </style:style>
    <style:style style:name="co29" style:family="table-column">
      <style:table-column-properties fo:break-before="auto" style:column-width="2.058cm"/>
    </style:style>
    <style:style style:name="co30" style:family="table-column">
      <style:table-column-properties fo:break-before="auto" style:column-width="3.307cm"/>
    </style:style>
    <style:style style:name="co31" style:family="table-column">
      <style:table-column-properties fo:break-before="auto" style:column-width="9.356cm"/>
    </style:style>
    <style:style style:name="co32" style:family="table-column">
      <style:table-column-properties fo:break-before="auto" style:column-width="2.3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ntervalos_2c__20_classes_20_e_20_frequências">
      <style:table-properties table:display="true" style:writing-mode="lr-tb"/>
    </style:style>
    <style:style style:name="ta3" style:family="table" style:master-page-name="PageStyle_5f_Simulação_20_manual">
      <style:table-properties table:display="true" style:writing-mode="lr-tb"/>
    </style:style>
    <style:style style:name="ta4" style:family="table" style:master-page-name="PageStyle_5f_Fórmulas_20_e_20_outras_20_informaçõe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0.002cm solid #000000" fo:border-top="none"/>
    </style:style>
    <style:style style:name="ce4" style:family="table-cell" style:parent-style-name="Default">
      <style:table-cell-properties fo:background-color="#00b8ff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3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15"/>
    <style:style style:name="ce11" style:family="table-cell" style:parent-style-name="Default" style:data-style-name="N0"/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mpos de chegada e serviço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2" table:number-columns-repeated="6" table:default-cell-style-name="ce5"/>
        <table:table-row table:style-name="ro1">
          <table:table-cell table:style-name="Default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string">
            <text:p>0.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9">
            <text:p>9</text:p>
          </table:table-cell>
          <table:table-cell office:value-type="float" office:value="9.1">
            <text:p>9,1</text:p>
          </table:table-cell>
          <table:table-cell office:value-type="float" office:value="9.25">
            <text:p>9,25</text:p>
          </table:table-cell>
          <table:table-cell office:value-type="float" office:value="9.42">
            <text:p>9,42</text:p>
          </table:table-cell>
          <table:table-cell office:value-type="float" office:value="9.45">
            <text:p>9,45</text:p>
          </table:table-cell>
          <table:table-cell office:value-type="float" office:value="9.49">
            <text:p>9,49</text:p>
          </table:table-cell>
          <table:table-cell office:value-type="float" office:value="9.55">
            <text:p>9,55</text:p>
          </table:table-cell>
          <table:table-cell office:value-type="float" office:value="9.56">
            <text:p>9,56</text:p>
          </table:table-cell>
          <table:table-cell office:value-type="float" office:value="9.58">
            <text:p>9,58</text:p>
          </table:table-cell>
          <table:table-cell office:value-type="float" office:value="9.69">
            <text:p>9,69</text:p>
          </table:table-cell>
        </table:table-row>
        <table:table-row table:style-name="ro1">
          <table:table-cell table:style-name="Default"/>
          <table:table-cell table:style-name="ce6" table:number-columns-repeated="10"/>
        </table:table-row>
        <table:table-row table:style-name="ro1">
          <table:table-cell table:style-name="Default"/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1.5">
            <text:p>1,5</text:p>
          </table:table-cell>
          <table:table-cell office:value-type="string">
            <text:p>1.6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0">
            <text:p>10</text:p>
          </table:table-cell>
          <table:table-cell office:value-type="float" office:value="10.01">
            <text:p>10,01</text:p>
          </table:table-cell>
          <table:table-cell office:value-type="float" office:value="10.2">
            <text:p>10,2</text:p>
          </table:table-cell>
          <table:table-cell office:value-type="float" office:value="10.35">
            <text:p>10,35</text:p>
          </table:table-cell>
          <table:table-cell office:value-type="float" office:value="10.36">
            <text:p>10,36</text:p>
          </table:table-cell>
          <table:table-cell office:value-type="float" office:value="10.37">
            <text:p>10,37</text:p>
          </table:table-cell>
          <table:table-cell office:value-type="float" office:value="10.38">
            <text:p>10,38</text:p>
          </table:table-cell>
          <table:table-cell office:value-type="float" office:value="10.39">
            <text:p>10,39</text:p>
          </table:table-cell>
          <table:table-cell office:value-type="float" office:value="10.4">
            <text:p>10,4</text:p>
          </table:table-cell>
          <table:table-cell office:value-type="float" office:value="10.41">
            <text:p>10,41</text:p>
          </table:table-cell>
        </table:table-row>
        <table:table-row table:style-name="ro1">
          <table:table-cell table:style-name="Default"/>
          <table:table-cell table:style-name="ce6" table:number-columns-repeated="10"/>
        </table:table-row>
        <table:table-row table:style-name="ro1">
          <table:table-cell table:style-name="Default"/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table:style-name="Default" office:value-type="float" office:value="2.5">
            <text:p>2,5</text:p>
          </table:table-cell>
          <table:table-cell office:value-type="string">
            <text:p>2.6</text:p>
          </table:table-cell>
          <table:table-cell office:value-type="float" office:value="2.7">
            <text:p>2,7</text:p>
          </table:table-cell>
          <table:table-cell office:value-type="float" office:value="2.8">
            <text:p>2,8</text:p>
          </table:table-cell>
          <table:table-cell office:value-type="float" office:value="4">
            <text:p>4</text:p>
          </table:table-cell>
          <table:table-cell office:value-type="float" office:value="4.1">
            <text:p>4,1</text:p>
          </table:table-cell>
          <table:table-cell office:value-type="float" office:value="4.2">
            <text:p>4,2</text:p>
          </table:table-cell>
          <table:table-cell office:value-type="float" office:value="4.3">
            <text:p>4,3</text:p>
          </table:table-cell>
          <table:table-cell office:value-type="float" office:value="4.4">
            <text:p>4,4</text:p>
          </table:table-cell>
          <table:table-cell office:value-type="float" office:value="4.5">
            <text:p>4,5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0.42">
            <text:p>10,42</text:p>
          </table:table-cell>
          <table:table-cell office:value-type="float" office:value="10.43">
            <text:p>10,43</text:p>
          </table:table-cell>
          <table:table-cell office:value-type="float" office:value="10.44">
            <text:p>10,44</text:p>
          </table:table-cell>
          <table:table-cell office:value-type="float" office:value="10.48">
            <text:p>10,48</text:p>
          </table:table-cell>
          <table:table-cell office:value-type="float" office:value="10.49">
            <text:p>10,49</text:p>
          </table:table-cell>
          <table:table-cell office:value-type="float" office:value="10.5">
            <text:p>10,5</text:p>
          </table:table-cell>
          <table:table-cell office:value-type="float" office:value="10.51">
            <text:p>10,51</text:p>
          </table:table-cell>
          <table:table-cell office:value-type="float" office:value="10.52">
            <text:p>10,52</text:p>
          </table:table-cell>
          <table:table-cell table:number-columns-repeated="2" office:value-type="float" office:value="10.55">
            <text:p>10,55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/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4.6">
            <text:p>4,6</text:p>
          </table:table-cell>
          <table:table-cell office:value-type="float" office:value="4.7">
            <text:p>4,7</text:p>
          </table:table-cell>
          <table:table-cell office:value-type="float" office:value="4.8">
            <text:p>4,8</text:p>
          </table:table-cell>
          <table:table-cell office:value-type="float" office:value="4.9">
            <text:p>4,9</text:p>
          </table:table-cell>
          <table:table-cell office:value-type="float" office:value="4.95">
            <text:p>4,95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5.2">
            <text:p>5,2</text:p>
          </table:table-cell>
          <table:table-cell office:value-type="float" office:value="5.3">
            <text:p>5,3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0.56">
            <text:p>10,56</text:p>
          </table:table-cell>
          <table:table-cell office:value-type="float" office:value="10.58">
            <text:p>10,58</text:p>
          </table:table-cell>
          <table:table-cell office:value-type="float" office:value="10.59">
            <text:p>10,59</text:p>
          </table:table-cell>
          <table:table-cell office:value-type="float" office:value="10.6">
            <text:p>10,6</text:p>
          </table:table-cell>
          <table:table-cell office:value-type="float" office:value="10.62">
            <text:p>10,62</text:p>
          </table:table-cell>
          <table:table-cell office:value-type="float" office:value="10.64">
            <text:p>10,64</text:p>
          </table:table-cell>
          <table:table-cell office:value-type="float" office:value="10.66">
            <text:p>10,66</text:p>
          </table:table-cell>
          <table:table-cell office:value-type="float" office:value="10.68">
            <text:p>10,68</text:p>
          </table:table-cell>
          <table:table-cell office:value-type="float" office:value="10.7">
            <text:p>10,7</text:p>
          </table:table-cell>
          <table:table-cell office:value-type="float" office:value="10.72">
            <text:p>10,72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/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5.9">
            <text:p>5,9</text:p>
          </table:table-cell>
          <table:table-cell office:value-type="float" office:value="6">
            <text:p>6</text:p>
          </table:table-cell>
          <table:table-cell office:value-type="float" office:value="6.2">
            <text:p>6,2</text:p>
          </table:table-cell>
          <table:table-cell office:value-type="float" office:value="6.4">
            <text:p>6,4</text:p>
          </table:table-cell>
          <table:table-cell office:value-type="float" office:value="6.6">
            <text:p>6,6</text:p>
          </table:table-cell>
          <table:table-cell office:value-type="float" office:value="6.9">
            <text:p>6,9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8">
            <text:p>7,8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1">
            <text:p>11</text:p>
          </table:table-cell>
          <table:table-cell office:value-type="float" office:value="11.11">
            <text:p>11,11</text:p>
          </table:table-cell>
          <table:table-cell office:value-type="float" office:value="11.14">
            <text:p>11,14</text:p>
          </table:table-cell>
          <table:table-cell office:value-type="float" office:value="11.15">
            <text:p>11,15</text:p>
          </table:table-cell>
          <table:table-cell office:value-type="float" office:value="11.18">
            <text:p>11,18</text:p>
          </table:table-cell>
          <table:table-cell office:value-type="float" office:value="11.25">
            <text:p>11,25</text:p>
          </table:table-cell>
          <table:table-cell office:value-type="float" office:value="11.24">
            <text:p>11,24</text:p>
          </table:table-cell>
          <table:table-cell office:value-type="float" office:value="11.26">
            <text:p>11,26</text:p>
          </table:table-cell>
          <table:table-cell office:value-type="float" office:value="11.27">
            <text:p>11,27</text:p>
          </table:table-cell>
          <table:table-cell office:value-type="float" office:value="11.32">
            <text:p>11,32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/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8.3">
            <text:p>8,3</text:p>
          </table:table-cell>
          <table:table-cell office:value-type="float" office:value="8.6">
            <text:p>8,6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9.8">
            <text:p>9,8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1.45">
            <text:p>11,45</text:p>
          </table:table-cell>
          <table:table-cell office:value-type="float" office:value="11.46">
            <text:p>11,46</text:p>
          </table:table-cell>
          <table:table-cell office:value-type="float" office:value="11.47">
            <text:p>11,47</text:p>
          </table:table-cell>
          <table:table-cell office:value-type="float" office:value="11.48">
            <text:p>11,48</text:p>
          </table:table-cell>
          <table:table-cell office:value-type="float" office:value="11.49">
            <text:p>11,49</text:p>
          </table:table-cell>
          <table:table-cell office:value-type="float" office:value="11.52">
            <text:p>11,52</text:p>
          </table:table-cell>
          <table:table-cell office:value-type="float" office:value="11.55">
            <text:p>11,55</text:p>
          </table:table-cell>
          <table:table-cell office:value-type="float" office:value="11.56">
            <text:p>11,56</text:p>
          </table:table-cell>
          <table:table-cell office:value-type="float" office:value="11.62">
            <text:p>11,62</text:p>
          </table:table-cell>
          <table:table-cell office:value-type="float" office:value="11.63">
            <text:p>11,63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/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10.9">
            <text:p>10,9</text:p>
          </table:table-cell>
          <table:table-cell office:value-type="float" office:value="11.4">
            <text:p>11,4</text:p>
          </table:table-cell>
          <table:table-cell office:value-type="float" office:value="11.5">
            <text:p>11,5</text:p>
          </table:table-cell>
          <table:table-cell office:value-type="float" office:value="11.7">
            <text:p>11,7</text:p>
          </table:table-cell>
          <table:table-cell office:value-type="float" office:value="11.9">
            <text:p>11,9</text:p>
          </table:table-cell>
          <table:table-cell office:value-type="float" office:value="12.3">
            <text:p>12,3</text:p>
          </table:table-cell>
          <table:table-cell office:value-type="float" office:value="12.4">
            <text:p>12,4</text:p>
          </table:table-cell>
          <table:table-cell office:value-type="float" office:value="12.6">
            <text:p>12,6</text:p>
          </table:table-cell>
          <table:table-cell office:value-type="float" office:value="13">
            <text:p>13</text:p>
          </table:table-cell>
          <table:table-cell office:value-type="float" office:value="13.4">
            <text:p>13,4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1.64">
            <text:p>11,64</text:p>
          </table:table-cell>
          <table:table-cell office:value-type="float" office:value="11.65">
            <text:p>11,65</text:p>
          </table:table-cell>
          <table:table-cell office:value-type="float" office:value="11.68">
            <text:p>11,68</text:p>
          </table:table-cell>
          <table:table-cell office:value-type="float" office:value="11.72">
            <text:p>11,72</text:p>
          </table:table-cell>
          <table:table-cell office:value-type="float" office:value="11.74">
            <text:p>11,74</text:p>
          </table:table-cell>
          <table:table-cell office:value-type="float" office:value="11.75">
            <text:p>11,75</text:p>
          </table:table-cell>
          <table:table-cell office:value-type="float" office:value="11.76">
            <text:p>11,76</text:p>
          </table:table-cell>
          <table:table-cell office:value-type="float" office:value="11.78">
            <text:p>11,78</text:p>
          </table:table-cell>
          <table:table-cell office:value-type="float" office:value="11.79">
            <text:p>11,79</text:p>
          </table:table-cell>
          <table:table-cell office:value-type="float" office:value="11.8">
            <text:p>11,8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/>
          <table:table-cell table:style-name="ce4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80">
            <text:p>8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13.5">
            <text:p>13,5</text:p>
          </table:table-cell>
          <table:table-cell office:value-type="float" office:value="13.6">
            <text:p>13,6</text:p>
          </table:table-cell>
          <table:table-cell office:value-type="float" office:value="14.2">
            <text:p>14,2</text:p>
          </table:table-cell>
          <table:table-cell office:value-type="float" office:value="14.4">
            <text:p>14,4</text:p>
          </table:table-cell>
          <table:table-cell office:value-type="float" office:value="14.6">
            <text:p>14,6</text:p>
          </table:table-cell>
          <table:table-cell office:value-type="float" office:value="14.9">
            <text:p>14,9</text:p>
          </table:table-cell>
          <table:table-cell office:value-type="float" office:value="15.1">
            <text:p>15,1</text:p>
          </table:table-cell>
          <table:table-cell office:value-type="float" office:value="15.4">
            <text:p>15,4</text:p>
          </table:table-cell>
          <table:table-cell office:value-type="float" office:value="15.6">
            <text:p>15,6</text:p>
          </table:table-cell>
          <table:table-cell office:value-type="float" office:value="15.8">
            <text:p>15,8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1.82">
            <text:p>11,82</text:p>
          </table:table-cell>
          <table:table-cell office:value-type="float" office:value="11.84">
            <text:p>11,84</text:p>
          </table:table-cell>
          <table:table-cell office:value-type="float" office:value="11.85">
            <text:p>11,85</text:p>
          </table:table-cell>
          <table:table-cell office:value-type="float" office:value="11.9">
            <text:p>11,9</text:p>
          </table:table-cell>
          <table:table-cell office:value-type="float" office:value="12.2">
            <text:p>12,2</text:p>
          </table:table-cell>
          <table:table-cell office:value-type="float" office:value="12.4">
            <text:p>12,4</text:p>
          </table:table-cell>
          <table:table-cell office:value-type="float" office:value="12.32">
            <text:p>12,32</text:p>
          </table:table-cell>
          <table:table-cell office:value-type="float" office:value="12.42">
            <text:p>12,42</text:p>
          </table:table-cell>
          <table:table-cell office:value-type="float" office:value="12.45">
            <text:p>12,45</text:p>
          </table:table-cell>
          <table:table-cell office:value-type="float" office:value="12.48">
            <text:p>12,48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/>
          <table:table-cell table:style-name="ce4" office:value-type="float" office:value="81">
            <text:p>8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0">
            <text:p>9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15.9">
            <text:p>15,9</text:p>
          </table:table-cell>
          <table:table-cell office:value-type="float" office:value="16.2">
            <text:p>16,2</text:p>
          </table:table-cell>
          <table:table-cell office:value-type="float" office:value="16.5">
            <text:p>16,5</text:p>
          </table:table-cell>
          <table:table-cell office:value-type="float" office:value="16.6">
            <text:p>16,6</text:p>
          </table:table-cell>
          <table:table-cell office:value-type="float" office:value="16.7">
            <text:p>16,7</text:p>
          </table:table-cell>
          <table:table-cell office:value-type="float" office:value="17.2">
            <text:p>17,2</text:p>
          </table:table-cell>
          <table:table-cell office:value-type="float" office:value="17.5">
            <text:p>17,5</text:p>
          </table:table-cell>
          <table:table-cell office:value-type="float" office:value="18.3">
            <text:p>18,3</text:p>
          </table:table-cell>
          <table:table-cell office:value-type="float" office:value="19.5">
            <text:p>19,5</text:p>
          </table:table-cell>
          <table:table-cell office:value-type="float" office:value="19.8">
            <text:p>19,8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2.65">
            <text:p>12,65</text:p>
          </table:table-cell>
          <table:table-cell office:value-type="float" office:value="12.72">
            <text:p>12,72</text:p>
          </table:table-cell>
          <table:table-cell office:value-type="float" office:value="12.78">
            <text:p>12,78</text:p>
          </table:table-cell>
          <table:table-cell office:value-type="float" office:value="12.79">
            <text:p>12,79</text:p>
          </table:table-cell>
          <table:table-cell office:value-type="float" office:value="12.82">
            <text:p>12,82</text:p>
          </table:table-cell>
          <table:table-cell office:value-type="float" office:value="12.84">
            <text:p>12,84</text:p>
          </table:table-cell>
          <table:table-cell office:value-type="float" office:value="13.2">
            <text:p>13,2</text:p>
          </table:table-cell>
          <table:table-cell office:value-type="float" office:value="13.25">
            <text:p>13,25</text:p>
          </table:table-cell>
          <table:table-cell office:value-type="float" office:value="13.42">
            <text:p>13,42</text:p>
          </table:table-cell>
          <table:table-cell office:value-type="float" office:value="13.45">
            <text:p>13,45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/>
          <table:table-cell table:style-name="ce4" office:value-type="float" office:value="91">
            <text:p>9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0">
            <text:p>100</text:p>
          </table:table-cell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20">
            <text:p>20</text:p>
          </table:table-cell>
          <table:table-cell office:value-type="float" office:value="21.5">
            <text:p>21,5</text:p>
          </table:table-cell>
          <table:table-cell office:value-type="float" office:value="22.6">
            <text:p>22,6</text:p>
          </table:table-cell>
          <table:table-cell office:value-type="float" office:value="25">
            <text:p>25</text:p>
          </table:table-cell>
          <table:table-cell office:value-type="float" office:value="25.6">
            <text:p>25,6</text:p>
          </table:table-cell>
          <table:table-cell office:value-type="float" office:value="26.4">
            <text:p>26,4</text:p>
          </table:table-cell>
          <table:table-cell office:value-type="float" office:value="26.9">
            <text:p>26,9</text:p>
          </table:table-cell>
          <table:table-cell office:value-type="float" office:value="27">
            <text:p>27</text:p>
          </table:table-cell>
          <table:table-cell office:value-type="float" office:value="28.5">
            <text:p>28,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Tempos de serviço (em minutos)</text:p>
          </table:table-cell>
          <table:table-cell office:value-type="float" office:value="12.65">
            <text:p>12,65</text:p>
          </table:table-cell>
          <table:table-cell office:value-type="float" office:value="12.72">
            <text:p>12,72</text:p>
          </table:table-cell>
          <table:table-cell office:value-type="float" office:value="12.78">
            <text:p>12,78</text:p>
          </table:table-cell>
          <table:table-cell office:value-type="float" office:value="12.79">
            <text:p>12,79</text:p>
          </table:table-cell>
          <table:table-cell office:value-type="float" office:value="12.82">
            <text:p>12,82</text:p>
          </table:table-cell>
          <table:table-cell office:value-type="float" office:value="12.84">
            <text:p>12,84</text:p>
          </table:table-cell>
          <table:table-cell office:value-type="float" office:value="13.2">
            <text:p>13,2</text:p>
          </table:table-cell>
          <table:table-cell office:value-type="float" office:value="13.25">
            <text:p>13,25</text:p>
          </table:table-cell>
          <table:table-cell office:value-type="float" office:value="13.42">
            <text:p>13,42</text:p>
          </table:table-cell>
          <table:table-cell office:value-type="float" office:value="13.45">
            <text:p>13,45</text:p>
          </table:table-cell>
        </table:table-row>
        <table:table-row table:style-name="ro1">
          <table:table-cell table:style-name="ce2"/>
          <table:table-cell table:style-name="ce7" table:number-columns-repeated="10"/>
        </table:table-row>
        <table:table-row table:style-name="ro1">
          <table:table-cell table:style-name="ce3"/>
          <table:table-cell table:style-name="ce4" office:value-type="float" office:value="101">
            <text:p>10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04">
            <text:p>104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Tempos de chegada (em minutos)</text:p>
          </table:table-cell>
          <table:table-cell office:value-type="float" office:value="32">
            <text:p>32</text:p>
          </table:table-cell>
          <table:table-cell office:value-type="float" office:value="35.5">
            <text:p>35,5</text:p>
          </table:table-cell>
          <table:table-cell office:value-type="float" office:value="36">
            <text:p>36</text:p>
          </table:table-cell>
          <table:table-cell office:value-type="float" office:value="44.5">
            <text:p>44,5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Tempos de serviço (em minutos)</text:p>
          </table:table-cell>
          <table:table-cell office:value-type="string">
            <text:p>13.90</text:p>
          </table:table-cell>
          <table:table-cell office:value-type="float" office:value="13.97">
            <text:p>13,97</text:p>
          </table:table-cell>
          <table:table-cell office:value-type="float" office:value="14.3">
            <text:p>14,3</text:p>
          </table:table-cell>
          <table:table-cell office:value-type="float" office:value="14.4">
            <text:p>14,4</text:p>
          </table:table-cell>
          <table:table-cell table:style-name="Default" table:number-columns-repeated="6"/>
        </table:table-row>
      </table:table>
      <table:table table:name="Intervalos, classes e frequências - Tempos de chegada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7"/>
        <table:table-column table:style-name="co11" table:number-columns-repeated="1018" table:default-cell-style-name="Default"/>
        <table:table-row table:style-name="ro1">
          <table:table-cell table:style-name="ce8" office:value-type="string">
            <text:p>Classes</text:p>
          </table:table-cell>
          <table:table-cell table:style-name="ce8" office:value-type="string">
            <text:p>Dados</text:p>
          </table:table-cell>
          <table:table-cell table:style-name="ce8" office:value-type="string">
            <text:p>Ponto médio</text:p>
          </table:table-cell>
          <table:table-cell table:style-name="ce8" office:value-type="string">
            <text:p>Frequência relativa</text:p>
          </table:table-cell>
          <table:table-cell table:style-name="ce8" office:value-type="string">
            <text:p>Frequência acumulada</text:p>
          </table:table-cell>
          <table:table-cell table:style-name="ce8" office:value-type="string">
            <text:p>Intervalos de valores</text:p>
          </table:table-cell>
          <table:table-cell table:number-columns-repeated="1018"/>
        </table:table-row>
        <table:table-row table:style-name="ro1">
          <table:table-cell office:value-type="string">
            <text:p>0 |- 5</text:p>
          </table:table-cell>
          <table:table-cell office:value-type="float" office:value="35">
            <text:p>35</text:p>
          </table:table-cell>
          <table:table-cell office:value-type="float" office:value="2.5">
            <text:p>2,5</text:p>
          </table:table-cell>
          <table:table-cell table:formula="of:=35/104" office:value-type="float" office:value="0.336538461538462">
            <text:p>0,337</text:p>
          </table:table-cell>
          <table:table-cell table:formula="of:=[.D2]" office:value-type="float" office:value="0.336538461538462">
            <text:p>0,337</text:p>
          </table:table-cell>
          <table:table-cell office:value-type="string">
            <text:p>0 |- 0,337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5 |- 10</text:p>
          </table:table-cell>
          <table:table-cell office:value-type="float" office:value="20">
            <text:p>20</text:p>
          </table:table-cell>
          <table:table-cell office:value-type="float" office:value="7.5">
            <text:p>7,5</text:p>
          </table:table-cell>
          <table:table-cell table:formula="of:=20/104" office:value-type="float" office:value="0.192307692307692">
            <text:p>0,192</text:p>
          </table:table-cell>
          <table:table-cell table:formula="of:=[.E2]+[.D3]" office:value-type="float" office:value="0.528846153846154">
            <text:p>0,529</text:p>
          </table:table-cell>
          <table:table-cell office:value-type="string">
            <text:p>0,337 |- 0,529</text:p>
          </table:table-cell>
          <table:table-cell table:number-columns-repeated="1018"/>
        </table:table-row>
        <table:table-row table:style-name="ro1">
          <table:table-cell office:value-type="string">
            <text:p>10 |- 15</text:p>
          </table:table-cell>
          <table:table-cell office:value-type="float" office:value="21">
            <text:p>21</text:p>
          </table:table-cell>
          <table:table-cell office:value-type="float" office:value="12.5">
            <text:p>12,5</text:p>
          </table:table-cell>
          <table:table-cell table:formula="of:=21/104" office:value-type="float" office:value="0.201923076923077">
            <text:p>0,202</text:p>
          </table:table-cell>
          <table:table-cell table:formula="of:=[.E3]+[.D4]" office:value-type="float" office:value="0.730769230769231">
            <text:p>0,731</text:p>
          </table:table-cell>
          <table:table-cell office:value-type="string">
            <text:p>0,529 |- 0,731</text:p>
          </table:table-cell>
          <table:table-cell table:number-columns-repeated="1018"/>
        </table:table-row>
        <table:table-row table:style-name="ro1">
          <table:table-cell office:value-type="string">
            <text:p>15 |- 20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table:formula="of:=14/104" office:value-type="float" office:value="0.134615384615385">
            <text:p>0,135</text:p>
          </table:table-cell>
          <table:table-cell table:formula="of:=[.E4]+[.D5]" office:value-type="float" office:value="0.865384615384615">
            <text:p>0,865</text:p>
          </table:table-cell>
          <table:table-cell office:value-type="string">
            <text:p>0,731 |- 0,865</text:p>
          </table:table-cell>
          <table:table-cell table:number-columns-repeated="1018"/>
        </table:table-row>
        <table:table-row table:style-name="ro1">
          <table:table-cell office:value-type="string">
            <text:p>20 |- 25</text:p>
          </table:table-cell>
          <table:table-cell office:value-type="float" office:value="3">
            <text:p>3</text:p>
          </table:table-cell>
          <table:table-cell office:value-type="float" office:value="22.5">
            <text:p>22,5</text:p>
          </table:table-cell>
          <table:table-cell table:formula="of:=3/104" office:value-type="float" office:value="0.0288461538461538">
            <text:p>0,029</text:p>
          </table:table-cell>
          <table:table-cell table:formula="of:=[.E5]+[.D6]" office:value-type="float" office:value="0.894230769230769">
            <text:p>0,894</text:p>
          </table:table-cell>
          <table:table-cell office:value-type="string">
            <text:p>0,865 |- 0,894</text:p>
          </table:table-cell>
          <table:table-cell table:number-columns-repeated="1018"/>
        </table:table-row>
        <table:table-row table:style-name="ro1">
          <table:table-cell office:value-type="string">
            <text:p>25 |- 30</text:p>
          </table:table-cell>
          <table:table-cell office:value-type="float" office:value="7">
            <text:p>7</text:p>
          </table:table-cell>
          <table:table-cell office:value-type="float" office:value="27.5">
            <text:p>27,5</text:p>
          </table:table-cell>
          <table:table-cell table:formula="of:=7/104" office:value-type="float" office:value="0.0673076923076923">
            <text:p>0,067</text:p>
          </table:table-cell>
          <table:table-cell table:formula="of:=[.E6]+[.D7]" office:value-type="float" office:value="0.961538461538462">
            <text:p>0,962</text:p>
          </table:table-cell>
          <table:table-cell office:value-type="string">
            <text:p>0,894 |- 0,962</text:p>
          </table:table-cell>
          <table:table-cell table:number-columns-repeated="1018"/>
        </table:table-row>
        <table:table-row table:style-name="ro1">
          <table:table-cell office:value-type="string">
            <text:p>30 |- 35</text:p>
          </table:table-cell>
          <table:table-cell office:value-type="float" office:value="1">
            <text:p>1</text:p>
          </table:table-cell>
          <table:table-cell office:value-type="float" office:value="32.5">
            <text:p>32,5</text:p>
          </table:table-cell>
          <table:table-cell table:formula="of:=1/104" office:value-type="float" office:value="0.00961538461538462">
            <text:p>0,010</text:p>
          </table:table-cell>
          <table:table-cell table:formula="of:=[.E7]+[.D8]" office:value-type="float" office:value="0.971153846153846">
            <text:p>0,971</text:p>
          </table:table-cell>
          <table:table-cell office:value-type="string">
            <text:p>0,962 |- 0,971</text:p>
          </table:table-cell>
          <table:table-cell table:number-columns-repeated="1018"/>
        </table:table-row>
        <table:table-row table:style-name="ro1">
          <table:table-cell office:value-type="string">
            <text:p>35 |- 40</text:p>
          </table:table-cell>
          <table:table-cell office:value-type="float" office:value="2">
            <text:p>2</text:p>
          </table:table-cell>
          <table:table-cell office:value-type="float" office:value="37.5">
            <text:p>37,5</text:p>
          </table:table-cell>
          <table:table-cell table:formula="of:=2/104" office:value-type="float" office:value="0.0192307692307692">
            <text:p>0,019</text:p>
          </table:table-cell>
          <table:table-cell table:formula="of:=[.E8]+[.D9]" office:value-type="float" office:value="0.990384615384615">
            <text:p>0,990</text:p>
          </table:table-cell>
          <table:table-cell office:value-type="string">
            <text:p>0,971 |- 0,990</text:p>
          </table:table-cell>
          <table:table-cell table:number-columns-repeated="1018"/>
        </table:table-row>
        <table:table-row table:style-name="ro1">
          <table:table-cell office:value-type="string">
            <text:p>40 |- 45</text:p>
          </table:table-cell>
          <table:table-cell office:value-type="float" office:value="1">
            <text:p>1</text:p>
          </table:table-cell>
          <table:table-cell office:value-type="float" office:value="42.5">
            <text:p>42,5</text:p>
          </table:table-cell>
          <table:table-cell table:formula="of:=1/104" office:value-type="float" office:value="0.00961538461538462">
            <text:p>0,010</text:p>
          </table:table-cell>
          <table:table-cell table:formula="of:=[.E9]+[.D10]" office:value-type="float" office:value="1">
            <text:p>1,000</text:p>
          </table:table-cell>
          <table:table-cell office:value-type="string">
            <text:p>0,990 |- 1,000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Default">
            <draw:frame table:end-cell-address="'Intervalos, classes e frequências - Tempos de chegada'.L40" table:end-x="1.654cm" table:end-y="0.366cm" draw:z-index="0" draw:style-name="gr1" svg:width="15.069cm" svg:height="12.459cm" svg:x="3.754cm" svg:y="0.101cm">
              <draw:object draw:notify-on-update-of-ranges="'Intervalos, classes e frequências - Tempos de chegada'.A2:'Intervalos, classes e frequências - Tempos de chegada'.A10 'Intervalos, classes e frequências - Tempos de chegada'.E2:'Intervalos, classes e frequências - Tempos de chegada'.E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1018"/>
        </table:table-row>
        <table:table-row table:style-name="ro1">
          <table:table-cell>
            <draw:frame table:end-cell-address="'Intervalos, classes e frequências - Tempos de chegada'.E39" table:end-x="3.558cm" table:end-y="0.145cm" draw:z-index="1" draw:style-name="gr1" svg:width="12.814cm" svg:height="11.254cm" svg:x="0.022cm" svg:y="0.181cm">
              <draw:object draw:notify-on-update-of-ranges="'Intervalos, classes e frequências - Tempos de chegada'.D3:'Intervalos, classes e frequências - Tempos de chegada'.D10 'Intervalos, classes e frequências - Tempos de chegada'.A2:'Intervalos, classes e frequências - Tempos de chegada'.A2 'Intervalos, classes e frequências - Tempos de chegada'.D2:'Intervalos, classes e frequências - Tempos de chegada'.D2 'Intervalos, classes e frequências - Tempos de chegada'.A3:'Intervalos, classes e frequências - Tempos de chegada'.A3 'Intervalos, classes e frequências - Tempos de chegada'.D3:'Intervalos, classes e frequências - Tempos de chegada'.D3 'Intervalos, classes e frequências - Tempos de chegada'.A4:'Intervalos, classes e frequências - Tempos de chegada'.A4 'Intervalos, classes e frequências - Tempos de chegada'.D4:'Intervalos, classes e frequências - Tempos de chegada'.D4 'Intervalos, classes e frequências - Tempos de chegada'.A5:'Intervalos, classes e frequências - Tempos de chegada'.A5 'Intervalos, classes e frequências - Tempos de chegada'.D5:'Intervalos, classes e frequências - Tempos de chegada'.D5 'Intervalos, classes e frequências - Tempos de chegada'.A6:'Intervalos, classes e frequências - Tempos de chegada'.A6 'Intervalos, classes e frequências - Tempos de chegada'.D6:'Intervalos, classes e frequências - Tempos de chegada'.D6 'Intervalos, classes e frequências - Tempos de chegada'.A7:'Intervalos, classes e frequências - Tempos de chegada'.A7 'Intervalos, classes e frequências - Tempos de chegada'.D7:'Intervalos, classes e frequências - Tempos de chegada'.D7 'Intervalos, classes e frequências - Tempos de chegada'.A8:'Intervalos, classes e frequências - Tempos de chegada'.A8 'Intervalos, classes e frequências - Tempos de chegada'.D8:'Intervalos, classes e frequências - Tempos de chegada'.D8 'Intervalos, classes e frequências - Tempos de chegada'.A9:'Intervalos, classes e frequências - Tempos de chegada'.A9 'Intervalos, classes e frequências - Tempos de chegada'.D9:'Intervalos, classes e frequências - Tempos de chegada'.D9 'Intervalos, classes e frequências - Tempos de chegada'.A10:'Intervalos, classes e frequências - Tempos de chegada'.A10 'Intervalos, classes e frequências - Tempos de chegada'.D10:'Intervalos, classes e frequências - Tempos de chegada'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</table:table>
      <table:table table:name="Intervalos, classes e frequências - Tempos de serviço" table:style-name="ta1" table:print="false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7"/>
        <table:table-row table:style-name="ro1">
          <table:table-cell table:style-name="ce8" office:value-type="string">
            <text:p>Classes</text:p>
          </table:table-cell>
          <table:table-cell table:style-name="ce8" office:value-type="string">
            <text:p>Dados</text:p>
          </table:table-cell>
          <table:table-cell table:style-name="ce8" office:value-type="string">
            <text:p>Ponto médio</text:p>
          </table:table-cell>
          <table:table-cell table:style-name="ce8" office:value-type="string">
            <text:p>Frequência relativa</text:p>
          </table:table-cell>
          <table:table-cell table:style-name="ce8" office:value-type="string">
            <text:p>Frequência acumulada</text:p>
          </table:table-cell>
          <table:table-cell table:style-name="ce8" office:value-type="string">
            <text:p>Intervalos de valores</text:p>
          </table:table-cell>
        </table:table-row>
        <table:table-row table:style-name="ro1">
          <table:table-cell office:value-type="string">
            <text:p>9 |- 10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table:formula="of:=11/104" office:value-type="float" office:value="0.105769230769231">
            <text:p>0,106</text:p>
          </table:table-cell>
          <table:table-cell table:formula="of:=[.D2]" office:value-type="float" office:value="0.105769230769231">
            <text:p>0,106</text:p>
          </table:table-cell>
          <table:table-cell office:value-type="string">
            <text:p>0 |- 0,106</text:p>
          </table:table-cell>
        </table:table-row>
        <table:table-row table:style-name="ro1">
          <table:table-cell table:style-name="ce9" office:value-type="string">
            <text:p>10 |- 11</text:p>
          </table:table-cell>
          <table:table-cell office:value-type="float" office:value="40">
            <text:p>40</text:p>
          </table:table-cell>
          <table:table-cell office:value-type="float" office:value="10.5">
            <text:p>10,5</text:p>
          </table:table-cell>
          <table:table-cell table:formula="of:=40/104" office:value-type="float" office:value="0.384615384615385">
            <text:p>0,385</text:p>
          </table:table-cell>
          <table:table-cell table:formula="of:=[.E2]+[.D3]" office:value-type="float" office:value="0.490384615384615">
            <text:p>0,490</text:p>
          </table:table-cell>
          <table:table-cell office:value-type="string">
            <text:p>0,106 |- 0,490</text:p>
          </table:table-cell>
        </table:table-row>
        <table:table-row table:style-name="ro1">
          <table:table-cell office:value-type="string">
            <text:p>11 |- 12</text:p>
          </table:table-cell>
          <table:table-cell office:value-type="float" office:value="33">
            <text:p>33</text:p>
          </table:table-cell>
          <table:table-cell office:value-type="float" office:value="11.5">
            <text:p>11,5</text:p>
          </table:table-cell>
          <table:table-cell table:formula="of:=33/104" office:value-type="float" office:value="0.317307692307692">
            <text:p>0,317</text:p>
          </table:table-cell>
          <table:table-cell table:formula="of:=[.E3]+[.D4]" office:value-type="float" office:value="0.807692307692308">
            <text:p>0,808</text:p>
          </table:table-cell>
          <table:table-cell office:value-type="string">
            <text:p>0,490 |- 0,808</text:p>
          </table:table-cell>
        </table:table-row>
        <table:table-row table:style-name="ro1">
          <table:table-cell office:value-type="string">
            <text:p>12 |- 13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table:formula="of:=12/104" office:value-type="float" office:value="0.115384615384615">
            <text:p>0,115</text:p>
          </table:table-cell>
          <table:table-cell table:formula="of:=[.E4]+[.D5]" office:value-type="float" office:value="0.923076923076923">
            <text:p>0,923</text:p>
          </table:table-cell>
          <table:table-cell office:value-type="string">
            <text:p>0,808 |- 0,923</text:p>
          </table:table-cell>
        </table:table-row>
        <table:table-row table:style-name="ro1">
          <table:table-cell office:value-type="string">
            <text:p>13 |- 14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 table:formula="of:=6/104" office:value-type="float" office:value="0.0576923076923077">
            <text:p>0,058</text:p>
          </table:table-cell>
          <table:table-cell table:formula="of:=[.E5]+[.D6]" office:value-type="float" office:value="0.980769230769231">
            <text:p>0,981</text:p>
          </table:table-cell>
          <table:table-cell office:value-type="string">
            <text:p>0,923 |- 0,981</text:p>
          </table:table-cell>
        </table:table-row>
        <table:table-row table:style-name="ro1">
          <table:table-cell office:value-type="string">
            <text:p>14 |- 15</text:p>
          </table:table-cell>
          <table:table-cell office:value-type="float" office:value="2">
            <text:p>2</text:p>
          </table:table-cell>
          <table:table-cell office:value-type="float" office:value="14.5">
            <text:p>14,5</text:p>
          </table:table-cell>
          <table:table-cell table:formula="of:=2/104" office:value-type="float" office:value="0.0192307692307692">
            <text:p>0,019</text:p>
          </table:table-cell>
          <table:table-cell table:formula="of:=[.E6]+[.D7]" office:value-type="float" office:value="1">
            <text:p>1,000</text:p>
          </table:table-cell>
          <table:table-cell office:value-type="string">
            <text:p>0,981 |- 1,00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table:end-cell-address="'Intervalos, classes e frequências - Tempos de serviço'.E36" table:end-x="3.479cm" table:end-y="0.145cm" draw:z-index="0" draw:style-name="gr1" svg:width="13.167cm" svg:height="11.388cm" svg:x="0.24cm" svg:y="0.047cm">
              <draw:object draw:notify-on-update-of-ranges="'Intervalos, classes e frequências - Tempos de serviço'.A2:'Intervalos, classes e frequências - Tempos de serviço'.A2 'Intervalos, classes e frequências - Tempos de serviço'.D2:'Intervalos, classes e frequências - Tempos de serviço'.D2 'Intervalos, classes e frequências - Tempos de serviço'.A3:'Intervalos, classes e frequências - Tempos de serviço'.A3 'Intervalos, classes e frequências - Tempos de serviço'.D3:'Intervalos, classes e frequências - Tempos de serviço'.D3 'Intervalos, classes e frequências - Tempos de serviço'.A4:'Intervalos, classes e frequências - Tempos de serviço'.A4 'Intervalos, classes e frequências - Tempos de serviço'.D4:'Intervalos, classes e frequências - Tempos de serviço'.D4 'Intervalos, classes e frequências - Tempos de serviço'.A5:'Intervalos, classes e frequências - Tempos de serviço'.A5 'Intervalos, classes e frequências - Tempos de serviço'.D5:'Intervalos, classes e frequências - Tempos de serviço'.D5 'Intervalos, classes e frequências - Tempos de serviço'.A6:'Intervalos, classes e frequências - Tempos de serviço'.A6 'Intervalos, classes e frequências - Tempos de serviço'.D6:'Intervalos, classes e frequências - Tempos de serviço'.D6 'Intervalos, classes e frequências - Tempos de serviço'.A7:'Intervalos, classes e frequências - Tempos de serviço'.A7 'Intervalos, classes e frequências - Tempos de serviço'.D7:'Intervalos, classes e frequências - Tempos de serviço'.D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style-name="Default">
            <draw:frame table:end-cell-address="'Intervalos, classes e frequências - Tempos de serviço'.K38" table:end-x="0.585cm" table:end-y="0.292cm" draw:z-index="1" draw:style-name="gr1" svg:width="14.217cm" svg:height="12.44cm" svg:x="3.73cm" svg:y="0.046cm">
              <draw:object draw:notify-on-update-of-ranges="'Intervalos, classes e frequências - Tempos de serviço'.A2:'Intervalos, classes e frequências - Tempos de serviço'.A7 'Intervalos, classes e frequências - Tempos de serviço'.E2:'Intervalos, classes e frequências - Tempos de serviço'.E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/>
        </table:table-row>
      </table:table>
      <table:table table:name="Simulação manual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1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16" table:default-cell-style-name="Default"/>
        <table:table-row table:style-name="ro1">
          <table:table-cell table:style-name="ce8" office:value-type="string">
            <text:p>Tempo entre chegadas</text:p>
          </table:table-cell>
          <table:table-cell table:style-name="ce8" office:value-type="string">
            <text:p>Tempo relógio</text:p>
          </table:table-cell>
          <table:table-cell table:style-name="ce8" office:value-type="string">
            <text:p>Tempo serviço</text:p>
          </table:table-cell>
          <table:table-cell table:style-name="ce8" office:value-type="string">
            <text:p>Tempo início relógio</text:p>
          </table:table-cell>
          <table:table-cell table:style-name="ce8" office:value-type="string">
            <text:p>Tempo na fila</text:p>
          </table:table-cell>
          <table:table-cell table:style-name="ce8" office:value-type="string">
            <text:p>Tempo final serviço</text:p>
          </table:table-cell>
          <table:table-cell table:style-name="ce8" office:value-type="string">
            <text:p>Tempo sistema</text:p>
          </table:table-cell>
          <table:table-cell table:style-name="ce8" office:value-type="string">
            <text:p>Tempo livre operador</text:p>
          </table:table-cell>
          <table:table-cell table:number-columns-repeated="1016"/>
        </table:table-row>
        <table:table-row table:style-name="ro1">
          <table:table-cell office:value-type="float" office:value="2.5">
            <text:p>2,5</text:p>
          </table:table-cell>
          <table:table-cell table:formula="of:=[.A2]" office:value-type="float" office:value="2.5">
            <text:p>2,5</text:p>
          </table:table-cell>
          <table:table-cell office:value-type="float" office:value="10.5">
            <text:p>10,5</text:p>
          </table:table-cell>
          <table:table-cell office:value-type="float" office:value="2.5">
            <text:p>2,5</text:p>
          </table:table-cell>
          <table:table-cell table:formula="of:=IF([.D2]-[.B2]&lt;0;0;[.D2]-[.B2])" office:value-type="float" office:value="0">
            <text:p>0</text:p>
          </table:table-cell>
          <table:table-cell table:style-name="ce11" table:formula="of:=[.D2]+[.C2]" office:value-type="float" office:value="13">
            <text:p>13</text:p>
          </table:table-cell>
          <table:table-cell table:style-name="ce11" table:formula="of:=[.C2]+[.E2]" office:value-type="float" office:value="10.5">
            <text:p>10,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float" office:value="7.5">
            <text:p>7,5</text:p>
          </table:table-cell>
          <table:table-cell table:formula="of:=[.A2]+[.A3]" office:value-type="float" office:value="10">
            <text:p>10</text:p>
          </table:table-cell>
          <table:table-cell office:value-type="float" office:value="12.5">
            <text:p>12,5</text:p>
          </table:table-cell>
          <table:table-cell table:formula="of:=[.F2]" office:value-type="float" office:value="13">
            <text:p>13</text:p>
          </table:table-cell>
          <table:table-cell table:formula="of:=IF([.D3]-[.B3]&lt;0;0;[.D3]-[.B3])" office:value-type="float" office:value="3">
            <text:p>3</text:p>
          </table:table-cell>
          <table:table-cell table:style-name="ce11" table:formula="of:=[.D3]+[.C3]" office:value-type="float" office:value="25.5">
            <text:p>25,5</text:p>
          </table:table-cell>
          <table:table-cell table:style-name="ce11" table:formula="of:=[.C3]+[.E3]" office:value-type="float" office:value="15.5">
            <text:p>15,5</text:p>
          </table:table-cell>
          <table:table-cell table:formula="of:=IF([.B3]-[.D3]&lt;0;0;[.B3]-[.D3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.5">
            <text:p>12,5</text:p>
          </table:table-cell>
          <table:table-cell table:formula="of:=[.B3]+[.A4]" office:value-type="float" office:value="22.5">
            <text:p>22,5</text:p>
          </table:table-cell>
          <table:table-cell office:value-type="float" office:value="9.5">
            <text:p>9,5</text:p>
          </table:table-cell>
          <table:table-cell table:formula="of:=[.F3]" office:value-type="float" office:value="25.5">
            <text:p>25,5</text:p>
          </table:table-cell>
          <table:table-cell table:formula="of:=IF([.D4]-[.B4]&lt;0;0;[.D4]-[.B4])" office:value-type="float" office:value="3">
            <text:p>3</text:p>
          </table:table-cell>
          <table:table-cell table:style-name="ce11" table:formula="of:=[.D4]+[.C4]" office:value-type="float" office:value="35">
            <text:p>35</text:p>
          </table:table-cell>
          <table:table-cell table:style-name="ce11" table:formula="of:=[.C4]+[.E4]" office:value-type="float" office:value="12.5">
            <text:p>12,5</text:p>
          </table:table-cell>
          <table:table-cell table:formula="of:=IF([.B4]-[.D4]&lt;0;0;[.B4]-[.D4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.5">
            <text:p>2,5</text:p>
          </table:table-cell>
          <table:table-cell table:formula="of:=[.B4]+[.A5]" office:value-type="float" office:value="25">
            <text:p>25</text:p>
          </table:table-cell>
          <table:table-cell office:value-type="float" office:value="14.5">
            <text:p>14,5</text:p>
          </table:table-cell>
          <table:table-cell table:formula="of:=[.F4]" office:value-type="float" office:value="35">
            <text:p>35</text:p>
          </table:table-cell>
          <table:table-cell table:formula="of:=IF([.D5]-[.B5]&lt;0;0;[.D5]-[.B5])" office:value-type="float" office:value="10">
            <text:p>10</text:p>
          </table:table-cell>
          <table:table-cell table:style-name="ce11" table:formula="of:=[.D5]+[.C5]" office:value-type="float" office:value="49.5">
            <text:p>49,5</text:p>
          </table:table-cell>
          <table:table-cell table:style-name="ce11" table:formula="of:=[.C5]+[.E5]" office:value-type="float" office:value="24.5">
            <text:p>24,5</text:p>
          </table:table-cell>
          <table:table-cell table:formula="of:=IF([.B5]-[.D5]&lt;0;0;[.B5]-[.D5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7.5">
            <text:p>17,5</text:p>
          </table:table-cell>
          <table:table-cell table:formula="of:=[.B5]+[.A6]" office:value-type="float" office:value="42.5">
            <text:p>42,5</text:p>
          </table:table-cell>
          <table:table-cell office:value-type="float" office:value="11.5">
            <text:p>11,5</text:p>
          </table:table-cell>
          <table:table-cell table:formula="of:=[.F5]" office:value-type="float" office:value="49.5">
            <text:p>49,5</text:p>
          </table:table-cell>
          <table:table-cell table:formula="of:=IF([.D6]-[.B6]&lt;0;0;[.D6]-[.B6])" office:value-type="float" office:value="7">
            <text:p>7</text:p>
          </table:table-cell>
          <table:table-cell table:style-name="ce11" table:formula="of:=[.D6]+[.C6]" office:value-type="float" office:value="61">
            <text:p>61</text:p>
          </table:table-cell>
          <table:table-cell table:style-name="ce11" table:formula="of:=[.C6]+[.E6]" office:value-type="float" office:value="18.5">
            <text:p>18,5</text:p>
          </table:table-cell>
          <table:table-cell table:formula="of:=IF([.B6]-[.D6]&lt;0;0;[.B6]-[.D6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7.5">
            <text:p>27,5</text:p>
          </table:table-cell>
          <table:table-cell table:formula="of:=[.B6]+[.A7]" office:value-type="float" office:value="70">
            <text:p>70</text:p>
          </table:table-cell>
          <table:table-cell office:value-type="float" office:value="10.5">
            <text:p>10,5</text:p>
          </table:table-cell>
          <table:table-cell table:formula="of:=[.F6]" office:value-type="float" office:value="61">
            <text:p>61</text:p>
          </table:table-cell>
          <table:table-cell table:formula="of:=IF([.D7]-[.B7]&lt;0;0;[.D7]-[.B7])" office:value-type="float" office:value="0">
            <text:p>0</text:p>
          </table:table-cell>
          <table:table-cell table:style-name="ce11" table:formula="of:=[.D7]+[.C7]" office:value-type="float" office:value="71.5">
            <text:p>71,5</text:p>
          </table:table-cell>
          <table:table-cell table:style-name="ce11" table:formula="of:=[.C7]+[.E7]" office:value-type="float" office:value="10.5">
            <text:p>10,5</text:p>
          </table:table-cell>
          <table:table-cell table:formula="of:=IF([.B7]-[.D7]&lt;0;0;[.B7]-[.D7])"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22.5">
            <text:p>22,5</text:p>
          </table:table-cell>
          <table:table-cell table:formula="of:=[.B7]+[.A8]" office:value-type="float" office:value="92.5">
            <text:p>92,5</text:p>
          </table:table-cell>
          <table:table-cell office:value-type="float" office:value="13.5">
            <text:p>13,5</text:p>
          </table:table-cell>
          <table:table-cell table:formula="of:=[.F7]" office:value-type="float" office:value="71.5">
            <text:p>71,5</text:p>
          </table:table-cell>
          <table:table-cell table:formula="of:=IF([.D8]-[.B8]&lt;0;0;[.D8]-[.B8])" office:value-type="float" office:value="0">
            <text:p>0</text:p>
          </table:table-cell>
          <table:table-cell table:style-name="ce11" table:formula="of:=[.D8]+[.C8]" office:value-type="float" office:value="85">
            <text:p>85</text:p>
          </table:table-cell>
          <table:table-cell table:style-name="ce11" table:formula="of:=[.C8]+[.E8]" office:value-type="float" office:value="13.5">
            <text:p>13,5</text:p>
          </table:table-cell>
          <table:table-cell table:formula="of:=IF([.B8]-[.D8]&lt;0;0;[.B8]-[.D8])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7.5">
            <text:p>7,5</text:p>
          </table:table-cell>
          <table:table-cell table:formula="of:=[.B8]+[.A9]" office:value-type="float" office:value="100">
            <text:p>100</text:p>
          </table:table-cell>
          <table:table-cell office:value-type="float" office:value="13.5">
            <text:p>13,5</text:p>
          </table:table-cell>
          <table:table-cell table:formula="of:=[.F8]" office:value-type="float" office:value="85">
            <text:p>85</text:p>
          </table:table-cell>
          <table:table-cell table:formula="of:=IF([.D9]-[.B9]&lt;0;0;[.D9]-[.B9])" office:value-type="float" office:value="0">
            <text:p>0</text:p>
          </table:table-cell>
          <table:table-cell table:style-name="ce11" table:formula="of:=[.D9]+[.C9]" office:value-type="float" office:value="98.5">
            <text:p>98,5</text:p>
          </table:table-cell>
          <table:table-cell table:style-name="ce11" table:formula="of:=[.C9]+[.E9]" office:value-type="float" office:value="13.5">
            <text:p>13,5</text:p>
          </table:table-cell>
          <table:table-cell table:formula="of:=IF([.B9]-[.D9]&lt;0;0;[.B9]-[.D9])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2.5">
            <text:p>2,5</text:p>
          </table:table-cell>
          <table:table-cell table:formula="of:=[.B9]+[.A10]" office:value-type="float" office:value="102.5">
            <text:p>102,5</text:p>
          </table:table-cell>
          <table:table-cell office:value-type="float" office:value="9.5">
            <text:p>9,5</text:p>
          </table:table-cell>
          <table:table-cell table:formula="of:=[.F9]" office:value-type="float" office:value="98.5">
            <text:p>98,5</text:p>
          </table:table-cell>
          <table:table-cell table:formula="of:=IF([.D10]-[.B10]&lt;0;0;[.D10]-[.B10])" office:value-type="float" office:value="0">
            <text:p>0</text:p>
          </table:table-cell>
          <table:table-cell table:style-name="ce11" table:formula="of:=[.D10]+[.C10]" office:value-type="float" office:value="108">
            <text:p>108</text:p>
          </table:table-cell>
          <table:table-cell table:style-name="ce11" table:formula="of:=[.C10]+[.E10]" office:value-type="float" office:value="9.5">
            <text:p>9,5</text:p>
          </table:table-cell>
          <table:table-cell table:formula="of:=IF([.B10]-[.D10]&lt;0;0;[.B10]-[.D10])" office:value-type="float" office:value="4">
            <text:p>4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" office:value-type="string">
            <text:p>Simulações independentes:</text:p>
          </table:table-cell>
          <table:table-cell table:style-name="ce8"/>
          <table:table-cell table:style-name="ce8" office:value-type="string">
            <text:p>Tempo entre chegadas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style-name="ce8" office:value-type="string">
            <text:p>Tempo serviço</text:p>
          </table:table-cell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Simulações que dependem de valores:</text:p>
          </table:table-cell>
          <table:table-cell table:style-name="Default"/>
          <table:table-cell table:style-name="ce8" office:value-type="string">
            <text:p>Tempo relógio = Soma(tempo entre chegadas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" office:value-type="string">
            <text:p>Tempo início relógio = Se for o 1º, tempo entre chegadas. Senão, tempo final serviço(anterior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" office:value-type="string">
            <text:p>Tempo final serviço = Tempo início relógio + Tempo serviço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" office:value-type="string">
            <text:p>Tempo sistema = Tempo na fila + Tempo serviço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" office:value-type="string">
            <text:p>Tempo na fila = Tempo início relógio – Tempo relógio, se &gt; 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8" office:value-type="string">
            <text:p>Tempo livre operador = Tempo relógio – Tempo início relógio, se &gt; 0</text:p>
          </table:table-cell>
          <table:table-cell table:number-columns-repeated="1021"/>
        </table:table-row>
      </table:table>
      <table:table table:name="Simulação manual 3" table:style-name="ta1" table:print="false">
        <office:forms form:automatic-focus="false" form:apply-design-mode="false"/>
        <table:table-column table:style-name="co18" table:default-cell-style-name="ce12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row table:style-name="ro1">
          <table:table-cell/>
          <table:table-cell table:style-name="ce15" office:value-type="string" table:number-columns-spanned="8" table:number-rows-spanned="1">
            <text:p>Simulação Manual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 table:style-name="ce13"/>
          <table:table-cell table:style-name="ce13" office:value-type="string">
            <text:p>Tempo entre chegadas(aleatório)</text:p>
          </table:table-cell>
          <table:table-cell table:style-name="ce13" office:value-type="string">
            <text:p>Tempo relógio(aleatório)</text:p>
          </table:table-cell>
          <table:table-cell table:style-name="ce13" office:value-type="string">
            <text:p>Tempo Serviço</text:p>
          </table:table-cell>
          <table:table-cell table:style-name="ce13" office:value-type="string">
            <text:p>Tempo início relógio</text:p>
          </table:table-cell>
          <table:table-cell table:style-name="ce13" office:value-type="string">
            <text:p>Tempo na Fila</text:p>
          </table:table-cell>
          <table:table-cell table:style-name="ce13" office:value-type="string">
            <text:p>Tempo final serviço</text:p>
          </table:table-cell>
          <table:table-cell table:style-name="ce13" office:value-type="string">
            <text:p>Tempo Sistema</text:p>
          </table:table-cell>
          <table:table-cell table:style-name="ce13" office:value-type="string">
            <text:p>Tempo livre operador</text:p>
          </table:table-cell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[.B3]" office:value-type="float" office:value="2.5">
            <text:p>2,5</text:p>
          </table:table-cell>
          <table:table-cell office:value-type="float" office:value="7.5">
            <text:p>7,5</text:p>
          </table:table-cell>
          <table:table-cell table:formula="of:=[.B3]" office:value-type="float" office:value="2.5">
            <text:p>2,5</text:p>
          </table:table-cell>
          <table:table-cell office:value-type="float" office:value="0">
            <text:p>0</text:p>
          </table:table-cell>
          <table:table-cell table:formula="of:=[.D3]+[.E3]" office:value-type="float" office:value="10">
            <text:p>10</text:p>
          </table:table-cell>
          <table:table-cell table:formula="of:=[.D3]+[.F3]" office:value-type="float" office:value="7.5">
            <text:p>7,5</text:p>
          </table:table-cell>
          <table:table-cell table:formula="of:=[.B3]" office:value-type="float" office:value="2.5">
            <text:p>2,5</text:p>
          </table:table-cell>
        </table:table-row>
        <table:table-row table:style-name="ro1">
          <table:table-cell/>
          <table:table-cell office:value-type="float" office:value="7.5">
            <text:p>7,5</text:p>
          </table:table-cell>
          <table:table-cell table:formula="of:=[.C3]+[.B4]" office:value-type="float" office:value="10">
            <text:p>10</text:p>
          </table:table-cell>
          <table:table-cell office:value-type="float" office:value="2.5">
            <text:p>2,5</text:p>
          </table:table-cell>
          <table:table-cell table:formula="of:=IF([.C4]&lt;[.G3];[.G3];[.C4])" office:value-type="float" office:value="10">
            <text:p>10</text:p>
          </table:table-cell>
          <table:table-cell table:formula="of:=IF([.G3]&gt;[.C4];[.G3]-[.C4];0)" office:value-type="float" office:value="0">
            <text:p>0</text:p>
          </table:table-cell>
          <table:table-cell table:formula="of:=[.D4]+[.E4]" office:value-type="float" office:value="12.5">
            <text:p>12,5</text:p>
          </table:table-cell>
          <table:table-cell table:formula="of:=[.D4]+[.F4]" office:value-type="float" office:value="2.5">
            <text:p>2,5</text:p>
          </table:table-cell>
          <table:table-cell table:formula="of:=IF([.H3]&lt;[.B4];[.B4]-[.H3];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[.C4]+[.B5]" office:value-type="float" office:value="12.5">
            <text:p>12,5</text:p>
          </table:table-cell>
          <table:table-cell office:value-type="float" office:value="7.5">
            <text:p>7,5</text:p>
          </table:table-cell>
          <table:table-cell table:formula="of:=IF([.C5]&lt;[.G4];[.G4];[.C5])" office:value-type="float" office:value="12.5">
            <text:p>12,5</text:p>
          </table:table-cell>
          <table:table-cell table:formula="of:=IF([.G4]&gt;[.C5];[.G4]-[.C5];0)" office:value-type="float" office:value="0">
            <text:p>0</text:p>
          </table:table-cell>
          <table:table-cell table:formula="of:=[.D5]+[.E5]" office:value-type="float" office:value="20">
            <text:p>20</text:p>
          </table:table-cell>
          <table:table-cell table:formula="of:=[.D5]+[.F5]" office:value-type="float" office:value="7.5">
            <text:p>7,5</text:p>
          </table:table-cell>
          <table:table-cell table:formula="of:=IF([.H4]&lt;[.B5];[.B5]-[.H4];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[.C5]+[.B6]"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formula="of:=IF([.C6]&lt;[.G5];[.G5];[.C6])" office:value-type="float" office:value="20">
            <text:p>20</text:p>
          </table:table-cell>
          <table:table-cell table:formula="of:=IF([.G5]&gt;[.C6];[.G5]-[.C6];0)" office:value-type="float" office:value="5">
            <text:p>5</text:p>
          </table:table-cell>
          <table:table-cell table:formula="of:=[.D6]+[.E6]" office:value-type="float" office:value="32.5">
            <text:p>32,5</text:p>
          </table:table-cell>
          <table:table-cell table:formula="of:=[.D6]+[.F6]" office:value-type="float" office:value="17.5">
            <text:p>17,5</text:p>
          </table:table-cell>
          <table:table-cell table:formula="of:=IF([.H5]&lt;[.B6];[.B6]-[.H5];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6]+[.B7]"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IF([.C7]&lt;[.G6];[.G6];[.C7])" office:value-type="float" office:value="33">
            <text:p>33</text:p>
          </table:table-cell>
          <table:table-cell table:formula="of:=IF([.G6]&gt;[.C7];[.G6]-[.C7];0)" office:value-type="float" office:value="0">
            <text:p>0</text:p>
          </table:table-cell>
          <table:table-cell table:formula="of:=[.D7]+[.E7]" office:value-type="float" office:value="38">
            <text:p>38</text:p>
          </table:table-cell>
          <table:table-cell table:formula="of:=[.D7]+[.F7]" office:value-type="float" office:value="5">
            <text:p>5</text:p>
          </table:table-cell>
          <table:table-cell table:formula="of:=IF([.H6]&lt;[.B7];[.B7]-[.H6];0)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4.5">
            <text:p>4,5</text:p>
          </table:table-cell>
          <table:table-cell table:formula="of:=[.C7]+[.B8]" office:value-type="float" office:value="37.5">
            <text:p>37,5</text:p>
          </table:table-cell>
          <table:table-cell office:value-type="float" office:value="14.5">
            <text:p>14,5</text:p>
          </table:table-cell>
          <table:table-cell table:formula="of:=IF([.C8]&lt;[.G7];[.G7];[.C8])" office:value-type="float" office:value="38">
            <text:p>38</text:p>
          </table:table-cell>
          <table:table-cell table:formula="of:=IF([.G7]&gt;[.C8];[.G7]-[.C8];0)" office:value-type="float" office:value="0.5">
            <text:p>0,5</text:p>
          </table:table-cell>
          <table:table-cell table:formula="of:=[.D8]+[.E8]" office:value-type="float" office:value="52.5">
            <text:p>52,5</text:p>
          </table:table-cell>
          <table:table-cell table:formula="of:=[.D8]+[.F8]" office:value-type="float" office:value="15">
            <text:p>15</text:p>
          </table:table-cell>
          <table:table-cell table:formula="of:=IF([.H7]&lt;[.B8];[.B8]-[.H7];0)" office:value-type="float" office:value="0">
            <text:p>0</text:p>
          </table:table-cell>
        </table:table-row>
        <table:table-row table:style-name="ro1" table:number-rows-repeated="2">
          <table:table-cell/>
          <table:table-cell table:style-name="ce17" table:number-columns-repeated="8"/>
        </table:table-row>
        <table:table-row table:style-name="ro1">
          <table:table-cell/>
          <table:table-cell table:style-name="ce15" office:value-type="string" table:number-columns-spanned="8" table:number-rows-spanned="1">
            <text:p>Variáveis da Simulação Manual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3">
          <table:table-cell table:style-name="ce13"/>
          <table:table-cell table:style-name="ce12" office:value-type="string">
            <text:p>Tchegadas</text:p>
          </table:table-cell>
          <table:table-cell table:style-name="ce12" office:value-type="string">
            <text:p>Trelogio</text:p>
          </table:table-cell>
          <table:table-cell table:style-name="ce12" office:value-type="string">
            <text:p>Tservico</text:p>
          </table:table-cell>
          <table:table-cell table:style-name="ce12" office:value-type="string">
            <text:p>Tiniciorel</text:p>
          </table:table-cell>
          <table:table-cell table:style-name="ce12" office:value-type="string">
            <text:p>Tfila</text:p>
          </table:table-cell>
          <table:table-cell table:style-name="ce12" office:value-type="string">
            <text:p>Tfinalserv</text:p>
          </table:table-cell>
          <table:table-cell table:style-name="ce12" office:value-type="string">
            <text:p>Tsistema</text:p>
          </table:table-cell>
          <table:table-cell table:style-name="ce12" office:value-type="string">
            <text:p>Tlivreop</text:p>
          </table:table-cell>
        </table:table-row>
        <table:table-row table:style-name="ro3">
          <table:table-cell table:style-name="ce14" office:value-type="float" office:value="1">
            <text:p>1</text:p>
          </table:table-cell>
          <table:table-cell office:value-type="string">
            <text:p>ALEATORIO</text:p>
          </table:table-cell>
          <table:table-cell table:style-name="ce18" office:value-type="string">
            <text:p>Tchegadas</text:p>
          </table:table-cell>
          <table:table-cell office:value-type="string">
            <text:p>ALEATORIO</text:p>
          </table:table-cell>
          <table:table-cell table:style-name="ce26" office:value-type="string">
            <text:p>Tchegadas</text:p>
          </table:table-cell>
          <table:table-cell office:value-type="float" office:value="0">
            <text:p>0</text:p>
          </table:table-cell>
          <table:table-cell office:value-type="string">
            <text:p>Tservico+Tiniciorel</text:p>
          </table:table-cell>
          <table:table-cell office:value-type="string">
            <text:p>Tfila+Tservico</text:p>
          </table:table-cell>
          <table:table-cell table:style-name="ce26" office:value-type="string">
            <text:p>Tchegadas</text:p>
          </table:table-cell>
        </table:table-row>
        <table:table-row table:style-name="ro4">
          <table:table-cell table:style-name="ce14" office:value-type="float" office:value="2">
            <text:p>2</text:p>
          </table:table-cell>
          <table:table-cell office:value-type="string">
            <text:p>ALEATORIO</text:p>
          </table:table-cell>
          <table:table-cell table:style-name="ce19" office:value-type="string">
            <text:p>Trelogio(anterior)+ Tchegadas</text:p>
          </table:table-cell>
          <table:table-cell office:value-type="string">
            <text:p>ALEATORIO</text:p>
          </table:table-cell>
          <table:table-cell table:style-name="ce27" office:value-type="string">
            <text:p>SE Trelogio&lt;Tfinalserv(anterior) ENTAO Tiniciorel=Tfinalserv(anterior) SENAO Tiniciorel=Trelogio</text:p>
          </table:table-cell>
          <table:table-cell table:style-name="ce27" office:value-type="string">
            <text:p>SE Tfinalserv(anterior) &gt;Trelogio ENTAO Tfila=Tfinalserv(anterior) - Trelogio SENAO Tfila=0 </text:p>
          </table:table-cell>
          <table:table-cell office:value-type="string">
            <text:p>Tservico+Tiniciorel</text:p>
          </table:table-cell>
          <table:table-cell office:value-type="string">
            <text:p>Tfila+Tservico</text:p>
          </table:table-cell>
          <table:table-cell table:style-name="ce27" office:value-type="string">
            <text:p>SE Tsistema(anterior)&lt;Tchegadas ENTAO <text:s text:c="2"/>Tlivreop=Tchegadas - Tsistema(anterior) SENAO Tlivreop=0</text:p>
          </table:table-cell>
        </table:table-row>
        <table:table-row table:style-name="ro4">
          <table:table-cell table:style-name="ce14" office:value-type="float" office:value="3">
            <text:p>3</text:p>
          </table:table-cell>
          <table:table-cell office:value-type="string">
            <text:p>ALEATORIO</text:p>
          </table:table-cell>
          <table:table-cell table:style-name="ce19" office:value-type="string">
            <text:p>Trelogio(anterior)+Tchegadas</text:p>
          </table:table-cell>
          <table:table-cell office:value-type="string">
            <text:p>ALEATORIO</text:p>
          </table:table-cell>
          <table:table-cell table:style-name="ce27" office:value-type="string">
            <text:p>SE Trelogio&lt;Tfinalserv(anterior) ENTAO Tiniciorel=Tfinalserv(anterior) SENAO Tiniciorel=Trelogio</text:p>
          </table:table-cell>
          <table:table-cell table:style-name="ce27" office:value-type="string">
            <text:p>SE Tfinalserv(anterior) &gt;Trelogio ENTAO Tfila=Tfinalserv(anterior) - Trelogio SENAO Tfila=0 </text:p>
          </table:table-cell>
          <table:table-cell office:value-type="string">
            <text:p>Tservico+Tiniciorel</text:p>
          </table:table-cell>
          <table:table-cell office:value-type="string">
            <text:p>Tfila+Tservico</text:p>
          </table:table-cell>
          <table:table-cell table:style-name="ce27" office:value-type="string">
            <text:p>SE Tsistema(anterior)&lt;Tchegadas ENTAO Tlivreop=Tchegadas - Tsistema(anterior) SENAO Tlivreop=0</text:p>
          </table:table-cell>
        </table:table-row>
        <table:table-row table:style-name="ro4">
          <table:table-cell table:style-name="ce14" office:value-type="float" office:value="4">
            <text:p>4</text:p>
          </table:table-cell>
          <table:table-cell office:value-type="string">
            <text:p>ALEATORIO</text:p>
          </table:table-cell>
          <table:table-cell table:style-name="ce19" office:value-type="string">
            <text:p>Trelogio(anterior)+Tchegadas</text:p>
          </table:table-cell>
          <table:table-cell office:value-type="string">
            <text:p>ALEATORIO</text:p>
          </table:table-cell>
          <table:table-cell table:style-name="ce27" office:value-type="string">
            <text:p>SE Trelogio&lt;Tfinalserv(anterior) ENTAO Tiniciorel=Tfinalserv(anterior) SENAO Tiniciorel=Trelogio</text:p>
          </table:table-cell>
          <table:table-cell table:style-name="ce27" office:value-type="string">
            <text:p>SE Tfinalserv(anterior) &gt;Trelogio ENTAO Tfila=Tfinalserv(anterior) - Trelogio SENAO Tfila=0 </text:p>
          </table:table-cell>
          <table:table-cell office:value-type="string">
            <text:p>Tservico+Tiniciorel</text:p>
          </table:table-cell>
          <table:table-cell office:value-type="string">
            <text:p>Tfila+Tservico</text:p>
          </table:table-cell>
          <table:table-cell table:style-name="ce27" office:value-type="string">
            <text:p>SE Tsistema(anterior)&lt;Tchegadas ENTAO Tlivreop=Tchegadas - Tsistema(anterior) SENAO Tlivreop=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5" office:value-type="string" table:number-columns-spanned="8" table:number-rows-spanned="1">
            <text:p>Variáveis Estatísticas do Posto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5">
          <table:table-cell/>
          <table:table-cell table:style-name="ce12" office:value-type="string">
            <text:p>Descrição</text:p>
          </table:table-cell>
          <table:table-cell table:style-name="ce20" office:value-type="string" table:number-columns-spanned="2" table:number-rows-spanned="1">
            <text:p>Probabilidade cliente esperar fila</text:p>
          </table:table-cell>
          <table:covered-table-cell table:style-name="ce23"/>
          <table:table-cell table:style-name="ce20" office:value-type="string">
            <text:p>Probabilidade operador livre</text:p>
          </table:table-cell>
          <table:table-cell table:style-name="ce28" office:value-type="string">
            <text:p>Tempo de permanência no sistema</text:p>
          </table:table-cell>
          <table:table-cell table:style-name="ce31" office:value-type="string" table:number-columns-spanned="2" table:number-rows-spanned="1">
            <text:p><text:s/><text:span text:style-name="T1">Tempo médio de espera na </text:span><text:span text:style-name="T1">fila</text:span></text:p>
          </table:table-cell>
          <table:covered-table-cell table:style-name="ce32"/>
          <table:table-cell/>
        </table:table-row>
        <table:table-row table:style-name="ro3">
          <table:table-cell/>
          <table:table-cell table:style-name="ce12" office:value-type="string">
            <text:p>Nome variável</text:p>
          </table:table-cell>
          <table:table-cell table:style-name="ce21" office:value-type="string" table:number-columns-spanned="2" table:number-rows-spanned="1">
            <text:p>ProbEsperFila</text:p>
          </table:table-cell>
          <table:covered-table-cell table:style-name="ce24"/>
          <table:table-cell table:style-name="ce21" office:value-type="string">
            <text:p>PTlivreop</text:p>
          </table:table-cell>
          <table:table-cell table:style-name="ce29" office:value-type="string">
            <text:p>TpermSist</text:p>
          </table:table-cell>
          <table:table-cell table:style-name="ce21" office:value-type="string" table:number-columns-spanned="2" table:number-rows-spanned="1">
            <text:p>TMesperafila</text:p>
          </table:table-cell>
          <table:covered-table-cell table:style-name="ce24"/>
          <table:table-cell/>
        </table:table-row>
        <table:table-row table:style-name="ro3">
          <table:table-cell/>
          <table:table-cell table:style-name="ce12" office:value-type="string">
            <text:p>Fórmula</text:p>
          </table:table-cell>
          <table:table-cell table:style-name="ce22" office:value-type="string" table:number-columns-spanned="2" table:number-rows-spanned="1">
            <text:p>CONTAR Tfila&lt;&gt; 0 / TOTAL CLIENTES</text:p>
          </table:table-cell>
          <table:covered-table-cell table:style-name="ce25"/>
          <table:table-cell table:style-name="ce22" office:value-type="string">
            <text:p>SOMA Tlivreop / Tempo total simulação</text:p>
          </table:table-cell>
          <table:table-cell table:style-name="ce30" office:value-type="string">
            <text:p>SOMA Tsistema</text:p>
          </table:table-cell>
          <table:table-cell table:style-name="ce22" office:value-type="string" table:number-columns-spanned="2" table:number-rows-spanned="1">
            <text:p>SOMA Tfila / TOTAL CLIENTES</text:p>
          </table:table-cell>
          <table:covered-table-cell table:style-name="ce25"/>
          <table:table-cell/>
        </table:table-row>
      </table:table>
      <table:table table:name="Simulação Manual 2" table:style-name="ta1" table:print="false">
        <office:forms form:automatic-focus="false" form:apply-design-mode="false"/>
        <table:table-column table:style-name="co27" table:default-cell-style-name="Default"/>
        <table:table-column table:style-name="co13" table:default-cell-style-name="ce11"/>
        <table:table-column table:style-name="co2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8" office:value-type="string">
            <text:p>Tempo entre chegadas</text:p>
          </table:table-cell>
          <table:table-cell table:style-name="ce8" office:value-type="string">
            <text:p>Tempo relógio</text:p>
          </table:table-cell>
          <table:table-cell table:style-name="ce8" office:value-type="string">
            <text:p>Tempo serviço</text:p>
          </table:table-cell>
          <table:table-cell table:style-name="ce8" office:value-type="string">
            <text:p>Tempo início relógio</text:p>
          </table:table-cell>
          <table:table-cell table:style-name="ce8" office:value-type="string">
            <text:p>Tempo na fila</text:p>
          </table:table-cell>
          <table:table-cell table:style-name="ce8" office:value-type="string">
            <text:p>Tempo final serviço</text:p>
          </table:table-cell>
          <table:table-cell table:style-name="ce8" office:value-type="string">
            <text:p>Tempo sistema</text:p>
          </table:table-cell>
          <table:table-cell table:style-name="ce8" office:value-type="string">
            <text:p>Tempo livre operador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table:formula="of:=[.A2]" office:value-type="float" office:value="2.5">
            <text:p>2,5</text:p>
          </table:table-cell>
          <table:table-cell office:value-type="float" office:value="10.5">
            <text:p>10,5</text:p>
          </table:table-cell>
          <table:table-cell table:formula="of:=IF(0&lt;[.B2];[.B2];[.F1])" office:value-type="float" office:value="2.5">
            <text:p>2,5</text:p>
          </table:table-cell>
          <table:table-cell table:formula="of:=IF([.D2]-[.B2]&lt;0;0;[.D2]-[.B2])" office:value-type="float" office:value="0">
            <text:p>0</text:p>
          </table:table-cell>
          <table:table-cell table:style-name="ce11" table:formula="of:=[.D2]+[.C2]" office:value-type="float" office:value="13">
            <text:p>13</text:p>
          </table:table-cell>
          <table:table-cell table:style-name="ce11" table:formula="of:=[.C2]+[.E2]" office:value-type="float" office:value="10.5">
            <text:p>10,5</text:p>
          </table:table-cell>
          <table:table-cell table:formula="of:=[.D2]-0" office:value-type="float" office:value="2.5">
            <text:p>2,5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formula="of:=[.A2]+[.A3]" office:value-type="float" office:value="10">
            <text:p>10</text:p>
          </table:table-cell>
          <table:table-cell office:value-type="float" office:value="12.5">
            <text:p>12,5</text:p>
          </table:table-cell>
          <table:table-cell table:formula="of:=IF([.F2]&lt;[.B3];[.B3];[.F2])" office:value-type="float" office:value="13">
            <text:p>13</text:p>
          </table:table-cell>
          <table:table-cell table:formula="of:=IF([.D3]-[.B3]&lt;0;0;[.D3]-[.B3])" office:value-type="float" office:value="3">
            <text:p>3</text:p>
          </table:table-cell>
          <table:table-cell table:style-name="ce11" table:formula="of:=[.D3]+[.C3]" office:value-type="float" office:value="25.5">
            <text:p>25,5</text:p>
          </table:table-cell>
          <table:table-cell table:style-name="ce11" table:formula="of:=[.C3]+[.E3]" office:value-type="float" office:value="15.5">
            <text:p>15,5</text:p>
          </table:table-cell>
          <table:table-cell table:formula="of:=[.D3]-[.F2]" office:value-type="float" office:value="0">
            <text:p>0</text:p>
          </table:table-cell>
        </table:table-row>
        <table:table-row table:style-name="ro1">
          <table:table-cell office:value-type="float" office:value="12.5">
            <text:p>12,5</text:p>
          </table:table-cell>
          <table:table-cell table:formula="of:=[.B3]+[.A4]" office:value-type="float" office:value="22.5">
            <text:p>22,5</text:p>
          </table:table-cell>
          <table:table-cell office:value-type="float" office:value="9.5">
            <text:p>9,5</text:p>
          </table:table-cell>
          <table:table-cell table:formula="of:=IF([.F3]&lt;[.B4];[.B4];[.F3])" office:value-type="float" office:value="25.5">
            <text:p>25,5</text:p>
          </table:table-cell>
          <table:table-cell table:formula="of:=IF([.D4]-[.B4]&lt;0;0;[.D4]-[.B4])" office:value-type="float" office:value="3">
            <text:p>3</text:p>
          </table:table-cell>
          <table:table-cell table:style-name="ce11" table:formula="of:=[.D4]+[.C4]" office:value-type="float" office:value="35">
            <text:p>35</text:p>
          </table:table-cell>
          <table:table-cell table:style-name="ce11" table:formula="of:=[.C4]+[.E4]" office:value-type="float" office:value="12.5">
            <text:p>12,5</text:p>
          </table:table-cell>
          <table:table-cell table:formula="of:=[.D4]-[.F3]" office:value-type="float" office:value="0">
            <text:p>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table:formula="of:=[.B4]+[.A5]" office:value-type="float" office:value="25">
            <text:p>25</text:p>
          </table:table-cell>
          <table:table-cell office:value-type="float" office:value="14.5">
            <text:p>14,5</text:p>
          </table:table-cell>
          <table:table-cell table:formula="of:=IF([.F4]&lt;[.B5];[.B5];[.F4])" office:value-type="float" office:value="35">
            <text:p>35</text:p>
          </table:table-cell>
          <table:table-cell table:formula="of:=IF([.D5]-[.B5]&lt;0;0;[.D5]-[.B5])" office:value-type="float" office:value="10">
            <text:p>10</text:p>
          </table:table-cell>
          <table:table-cell table:style-name="ce11" table:formula="of:=[.D5]+[.C5]" office:value-type="float" office:value="49.5">
            <text:p>49,5</text:p>
          </table:table-cell>
          <table:table-cell table:style-name="ce11" table:formula="of:=[.C5]+[.E5]" office:value-type="float" office:value="24.5">
            <text:p>24,5</text:p>
          </table:table-cell>
          <table:table-cell table:formula="of:=[.D5]-[.F4]" office:value-type="float" office:value="0">
            <text:p>0</text:p>
          </table:table-cell>
        </table:table-row>
        <table:table-row table:style-name="ro1">
          <table:table-cell office:value-type="float" office:value="17.5">
            <text:p>17,5</text:p>
          </table:table-cell>
          <table:table-cell table:formula="of:=[.B5]+[.A6]" office:value-type="float" office:value="42.5">
            <text:p>42,5</text:p>
          </table:table-cell>
          <table:table-cell office:value-type="float" office:value="11.5">
            <text:p>11,5</text:p>
          </table:table-cell>
          <table:table-cell table:formula="of:=IF([.F5]&lt;[.B6];[.B6];[.F5])" office:value-type="float" office:value="49.5">
            <text:p>49,5</text:p>
          </table:table-cell>
          <table:table-cell table:formula="of:=IF([.D6]-[.B6]&lt;0;0;[.D6]-[.B6])" office:value-type="float" office:value="7">
            <text:p>7</text:p>
          </table:table-cell>
          <table:table-cell table:style-name="ce11" table:formula="of:=[.D6]+[.C6]" office:value-type="float" office:value="61">
            <text:p>61</text:p>
          </table:table-cell>
          <table:table-cell table:style-name="ce11" table:formula="of:=[.C6]+[.E6]" office:value-type="float" office:value="18.5">
            <text:p>18,5</text:p>
          </table:table-cell>
          <table:table-cell table:formula="of:=[.D6]-[.F5]" office:value-type="float" office:value="0">
            <text:p>0</text:p>
          </table:table-cell>
        </table:table-row>
        <table:table-row table:style-name="ro1">
          <table:table-cell office:value-type="float" office:value="27.5">
            <text:p>27,5</text:p>
          </table:table-cell>
          <table:table-cell table:formula="of:=[.B6]+[.A7]" office:value-type="float" office:value="70">
            <text:p>70</text:p>
          </table:table-cell>
          <table:table-cell office:value-type="float" office:value="10.5">
            <text:p>10,5</text:p>
          </table:table-cell>
          <table:table-cell table:formula="of:=IF([.F6]&lt;[.B7];[.B7];[.F6])" office:value-type="float" office:value="70">
            <text:p>70</text:p>
          </table:table-cell>
          <table:table-cell table:formula="of:=IF([.D7]-[.B7]&lt;0;0;[.D7]-[.B7])" office:value-type="float" office:value="0">
            <text:p>0</text:p>
          </table:table-cell>
          <table:table-cell table:style-name="ce11" table:formula="of:=[.D7]+[.C7]" office:value-type="float" office:value="80.5">
            <text:p>80,5</text:p>
          </table:table-cell>
          <table:table-cell table:style-name="ce11" table:formula="of:=[.C7]+[.E7]" office:value-type="float" office:value="10.5">
            <text:p>10,5</text:p>
          </table:table-cell>
          <table:table-cell table:formula="of:=[.D7]-[.F6]" office:value-type="float" office:value="9">
            <text:p>9</text:p>
          </table:table-cell>
        </table:table-row>
        <table:table-row table:style-name="ro1">
          <table:table-cell office:value-type="float" office:value="22.5">
            <text:p>22,5</text:p>
          </table:table-cell>
          <table:table-cell table:formula="of:=[.B7]+[.A8]" office:value-type="float" office:value="92.5">
            <text:p>92,5</text:p>
          </table:table-cell>
          <table:table-cell office:value-type="float" office:value="13.5">
            <text:p>13,5</text:p>
          </table:table-cell>
          <table:table-cell table:formula="of:=IF([.F7]&lt;[.B8];[.B8];[.F7])" office:value-type="float" office:value="92.5">
            <text:p>92,5</text:p>
          </table:table-cell>
          <table:table-cell table:formula="of:=IF([.D8]-[.B8]&lt;0;0;[.D8]-[.B8])" office:value-type="float" office:value="0">
            <text:p>0</text:p>
          </table:table-cell>
          <table:table-cell table:style-name="ce11" table:formula="of:=[.D8]+[.C8]" office:value-type="float" office:value="106">
            <text:p>106</text:p>
          </table:table-cell>
          <table:table-cell table:style-name="ce11" table:formula="of:=[.C8]+[.E8]" office:value-type="float" office:value="13.5">
            <text:p>13,5</text:p>
          </table:table-cell>
          <table:table-cell table:formula="of:=[.D8]-[.F7]" office:value-type="float" office:value="12">
            <text:p>12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formula="of:=[.B8]+[.A9]" office:value-type="float" office:value="100">
            <text:p>100</text:p>
          </table:table-cell>
          <table:table-cell office:value-type="float" office:value="13.5">
            <text:p>13,5</text:p>
          </table:table-cell>
          <table:table-cell table:formula="of:=IF([.F8]&lt;[.B9];[.B9];[.F8])" office:value-type="float" office:value="106">
            <text:p>106</text:p>
          </table:table-cell>
          <table:table-cell table:formula="of:=IF([.D9]-[.B9]&lt;0;0;[.D9]-[.B9])" office:value-type="float" office:value="6">
            <text:p>6</text:p>
          </table:table-cell>
          <table:table-cell table:style-name="ce11" table:formula="of:=[.D9]+[.C9]" office:value-type="float" office:value="119.5">
            <text:p>119,5</text:p>
          </table:table-cell>
          <table:table-cell table:style-name="ce11" table:formula="of:=[.C9]+[.E9]" office:value-type="float" office:value="19.5">
            <text:p>19,5</text:p>
          </table:table-cell>
          <table:table-cell table:formula="of:=[.D9]-[.F8]" office:value-type="float" office:value="0">
            <text:p>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table:formula="of:=[.B9]+[.A10]" office:value-type="float" office:value="102.5">
            <text:p>102,5</text:p>
          </table:table-cell>
          <table:table-cell office:value-type="float" office:value="9.5">
            <text:p>9,5</text:p>
          </table:table-cell>
          <table:table-cell table:formula="of:=IF([.F9]&lt;[.B10];[.B10];[.F9])" office:value-type="float" office:value="119.5">
            <text:p>119,5</text:p>
          </table:table-cell>
          <table:table-cell table:formula="of:=IF([.D10]-[.B10]&lt;0;0;[.D10]-[.B10])" office:value-type="float" office:value="17">
            <text:p>17</text:p>
          </table:table-cell>
          <table:table-cell table:style-name="ce11" table:formula="of:=[.D10]+[.C10]" office:value-type="float" office:value="129">
            <text:p>129</text:p>
          </table:table-cell>
          <table:table-cell table:style-name="ce11" table:formula="of:=[.C10]+[.E10]" office:value-type="float" office:value="26.5">
            <text:p>26,5</text:p>
          </table:table-cell>
          <table:table-cell table:formula="of:=[.D10]-[.F9]" office:value-type="float" office:value="0">
            <text:p>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string">
            <text:p>Simulações independentes:</text:p>
          </table:table-cell>
          <table:table-cell table:style-name="ce8"/>
          <table:table-cell table:style-name="ce8" office:value-type="string">
            <text:p>Tempo entre chegadas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ce8" office:value-type="string">
            <text:p>Tempo serviço</text:p>
          </table:table-cell>
          <table:table-cell table:number-columns-repeated="5"/>
        </table:table-row>
        <table:table-row table:style-name="ro1"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style-name="ce8" office:value-type="string">
            <text:p>Simulações que dependem de valores:</text:p>
          </table:table-cell>
          <table:table-cell table:style-name="Default"/>
          <table:table-cell table:style-name="ce8" office:value-type="string">
            <text:p>Tempo relógio = Soma(tempo entre chegadas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8" office:value-type="string">
            <text:p>Tempo início relógio = Se for o 1º, tempo entre chegadas. Senão, tempo final serviço(anterior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8" office:value-type="string">
            <text:p>Tempo final serviço = Tempo início relógio + Tempo serviç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8" office:value-type="string">
            <text:p>Tempo sistema = Tempo na fila + Tempo serviç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8" office:value-type="string">
            <text:p>Tempo na fila = Tempo início relógio – Tempo relógi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8" office:value-type="string">
            <text:p>Tempo livre operador = Tempo início relógio – Tempo final serviço(anterior)</text:p>
          </table:table-cell>
          <table:table-cell table:number-columns-repeated="5"/>
        </table:table-row>
      </table:table>
      <table:table table:name="Fórmulas e outras informações" table:style-name="ta4" table:print="false">
        <office:forms form:automatic-focus="false" form:apply-design-mode="false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4" table:number-columns-repeated="254" table:default-cell-style-name="Default"/>
        <table:table-column table:style-name="co32" table:number-columns-repeated="767" table:default-cell-style-name="Default"/>
        <table:table-row table:style-name="ro1">
          <table:table-cell office:value-type="string">
            <text:p>Probabilidade de um cliente esperar na fila = Soma(clientes que esperam)/total de client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Probabilidade do operador livre = Soma(tempo livre op)/tempo total da simulação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>
            <text:p>Avaliação</text:p>
          </table:table-cell>
          <table:table-cell office:value-type="string">
            <text:p>Textos – 5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tatísticas – 10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Questões – 1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grama</text:p>
          </table:table-cell>
          <table:table-cell office:value-type="string">
            <text:p>Execução</text:p>
          </table:table-cell>
          <table:table-cell office:value-type="string">
            <text:p>Saída legível – 10%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xecução correta – 10%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ocumentação</text:p>
          </table:table-cell>
          <table:table-cell office:value-type="string">
            <text:p>Descrição das estruturas de dados e decisões – 30%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3" number:min-integer-digits="1"/>
    </number:number-style>
    <number:number-style style:name="N116P0" style:volatile="true">
      <number:text>R$ </number:text>
      <number:number number:decimal-places="0" number:min-integer-digits="1" number:grouping="true"/>
      <number:text> </number:text>
    </number:number-style>
    <number:number-style style:name="N116">
      <number:text>(R$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 </number:text>
      <number:number number:decimal-places="0" number:min-integer-digits="1" number:grouping="true"/>
      <number:text> </number:text>
    </number:number-style>
    <number:number-style style:name="N121P1" style:volatile="true">
      <number:text> R$ (</number:text>
      <number:number number:decimal-places="0" number:min-integer-digits="1" number:grouping="true"/>
      <number:text>)</number:text>
    </number:number-style>
    <number:number-style style:name="N121P2" style:volatile="true">
      <number:text> R$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number number:decimal-places="2" number:min-integer-digits="1" number:grouping="true"/>
      <number:text> </number:text>
    </number:number-style>
    <number:number-style style:name="N123P1" style:volatile="true">
      <number:text> R$ (</number:text>
      <number:number number:decimal-places="2" number:min-integer-digits="1" number:grouping="true"/>
      <number:text>)</number:text>
    </number:number-style>
    <number:number-style style:name="N123P2" style:volatile="true">
      <number:text> R$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scientific-number number:decimal-places="1" number:min-integer-digits="3" number:min-exponent-digits="1"/>
    </number:number-style>
    <number:number-style style:name="N125P0" style:volatile="true">
      <number:text>Sim</number:text>
    </number:number-style>
    <number:number-style style:name="N125P1" style:volatile="true">
      <number:text>Sim</number:text>
    </number:number-style>
    <number:number-style style:name="N125">
      <number:text>Nã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Verdadeiro</number:text>
    </number:number-style>
    <number:number-style style:name="N126P1" style:volatile="true">
      <number:text>Verdadeiro</number:text>
    </number:number-style>
    <number:number-style style:name="N126">
      <number:text>Fals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Ativar</number:text>
    </number:number-style>
    <number:number-style style:name="N127P1" style:volatile="true">
      <number:text>Ativar</number:text>
    </number:number-style>
    <number:number-style style:name="N127">
      <number:text>Desativar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8/11/2009</text:date>, <text:time>00:14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mpos_20_de_20_chegada_20_e_20_serviço" style:display-name="PageStyle_Tempos de chegada e serviç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alos_2c__20_classes_20_e_20_frequências" style:display-name="PageStyle_Intervalos, classes e frequê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ção_20_manual" style:display-name="PageStyle_Simulação manu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órmulas_20_e_20_outras_20_informações" style:display-name="PageStyle_Fórmulas e outras informaçõ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n208000729</meta:initial-creator>
    <meta:creation-date>2009-10-21T16:55:29</meta:creation-date>
    <dc:date>2009-11-18T00:14:48.56</dc:date>
    <meta:editing-cycles>23</meta:editing-cycles>
    <meta:editing-duration>PT08H15M21S</meta:editing-duration>
    <meta:generator>BrOffice.org/3.1$Win32 OpenOffice.org_project/310m11$Build-9399</meta:generator>
    <meta:document-statistic meta:table-count="7" meta:cell-count="746" meta:object-count="4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solid" svg:stroke-width="0.1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5.9985780715942pt" style:font-size-asian="12.9988451004028pt" style:font-size-complex="12.9988451004028pt"/>
    </style:style>
    <style:style style:name="ch3" style:family="chart">
      <style:graphic-properties draw:stroke="none" svg:stroke-color="#b3b3b3" draw:fill="none" draw:fill-color="#e6e6e6"/>
      <style:text-properties fo:font-size="7.99928903579712pt" style:font-size-asian="7.99928903579712pt" style:font-size-complex="7.99928903579712pt"/>
    </style:style>
    <style:style style:name="ch4" style:family="chart">
      <style:chart-properties chart:connect-bars="false" chart:treat-empty-cells="leave-gap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15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fill-color="#aecf00"/>
      <style:text-properties fo:font-size="6pt" style:font-size-asian="6pt" style:font-size-complex="6pt"/>
    </style:style>
    <style:style style:name="ch16" style:family="chart">
      <style:graphic-properties draw:fill-color="#4b1f6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2.815cm" svg:height="11.255cm" chart:class="chart:bar" chart:style-name="ch1">
        <chart:title svg:x="3.92cm" svg:y="0.228cm" chart:style-name="ch2">
          <text:p>Frequência Relativa</text:p>
        </chart:title>
        <chart:legend chart:legend-position="end" svg:x="10.956cm" svg:y="3.611cm" chart:style-name="ch3"/>
        <chart:plot-area chart:style-name="ch4" table:cell-range-address="'Intervalos, classes e frequências - Tempos de chegada'.D2:'Intervalos, classes e frequências - Tempos de chegada'.D10 'Intervalos, classes e frequências - Tempos de chegada'.A2:'Intervalos, classes e frequências - Tempos de chegada'.A10" chart:data-source-has-labels="both" svg:x="0.256cm" svg:y="1.085cm" svg:width="10.445cm" svg:height="9.719cm">
          <chart:axis chart:dimension="x" chart:name="primary-x" chart:style-name="ch5">
            <chart:categories table:cell-range-address="'Intervalos, classes e frequências - Tempos de chegada'.D3:'Intervalos, classes e frequências - Tempos de chegada'.D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tervalos, classes e frequências - Tempos de chegada'.D2:'Intervalos, classes e frequências - Tempos de chegada'.D2" chart:label-cell-address="'Intervalos, classes e frequências - Tempos de chegada'.A2:'Intervalos, classes e frequências - Tempos de chegada'.A2" chart:class="chart:bar">
            <chart:data-point/>
          </chart:series>
          <chart:series chart:style-name="ch9" chart:values-cell-range-address="'Intervalos, classes e frequências - Tempos de chegada'.D3:'Intervalos, classes e frequências - Tempos de chegada'.D3" chart:label-cell-address="'Intervalos, classes e frequências - Tempos de chegada'.A3:'Intervalos, classes e frequências - Tempos de chegada'.A3" chart:class="chart:bar">
            <chart:data-point/>
          </chart:series>
          <chart:series chart:style-name="ch10" chart:values-cell-range-address="'Intervalos, classes e frequências - Tempos de chegada'.D4:'Intervalos, classes e frequências - Tempos de chegada'.D4" chart:label-cell-address="'Intervalos, classes e frequências - Tempos de chegada'.A4:'Intervalos, classes e frequências - Tempos de chegada'.A4" chart:class="chart:bar">
            <chart:data-point/>
          </chart:series>
          <chart:series chart:style-name="ch11" chart:values-cell-range-address="'Intervalos, classes e frequências - Tempos de chegada'.D5:'Intervalos, classes e frequências - Tempos de chegada'.D5" chart:label-cell-address="'Intervalos, classes e frequências - Tempos de chegada'.A5:'Intervalos, classes e frequências - Tempos de chegada'.A5" chart:class="chart:bar">
            <chart:data-point/>
          </chart:series>
          <chart:series chart:style-name="ch12" chart:values-cell-range-address="'Intervalos, classes e frequências - Tempos de chegada'.D6:'Intervalos, classes e frequências - Tempos de chegada'.D6" chart:label-cell-address="'Intervalos, classes e frequências - Tempos de chegada'.A6:'Intervalos, classes e frequências - Tempos de chegada'.A6" chart:class="chart:bar">
            <chart:data-point/>
          </chart:series>
          <chart:series chart:style-name="ch13" chart:values-cell-range-address="'Intervalos, classes e frequências - Tempos de chegada'.D7:'Intervalos, classes e frequências - Tempos de chegada'.D7" chart:label-cell-address="'Intervalos, classes e frequências - Tempos de chegada'.A7:'Intervalos, classes e frequências - Tempos de chegada'.A7" chart:class="chart:bar">
            <chart:data-point/>
          </chart:series>
          <chart:series chart:style-name="ch14" chart:values-cell-range-address="'Intervalos, classes e frequências - Tempos de chegada'.D8:'Intervalos, classes e frequências - Tempos de chegada'.D8" chart:label-cell-address="'Intervalos, classes e frequências - Tempos de chegada'.A8:'Intervalos, classes e frequências - Tempos de chegada'.A8" chart:class="chart:bar">
            <chart:data-point/>
          </chart:series>
          <chart:series chart:style-name="ch15" chart:values-cell-range-address="'Intervalos, classes e frequências - Tempos de chegada'.D9:'Intervalos, classes e frequências - Tempos de chegada'.D9" chart:label-cell-address="'Intervalos, classes e frequências - Tempos de chegada'.A9:'Intervalos, classes e frequências - Tempos de chegada'.A9" chart:class="chart:bar">
            <chart:data-point/>
          </chart:series>
          <chart:series chart:style-name="ch16" chart:values-cell-range-address="'Intervalos, classes e frequências - Tempos de chegada'.D10:'Intervalos, classes e frequências - Tempos de chegada'.D10" chart:label-cell-address="'Intervalos, classes e frequências - Tempos de chegada'.A10:'Intervalos, classes e frequências - Tempos de chegada'.A10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tervalos, classes e frequências - Tempos de chegada'.A2:'Intervalos, classes e frequências - Tempos de chegada'.A2">0 |- 5</text:p>
              </table:table-cell>
              <table:table-cell office:value-type="string">
                <text:p text:id="'Intervalos, classes e frequências - Tempos de chegada'.A3:'Intervalos, classes e frequências - Tempos de chegada'.A3">5 |- 10</text:p>
              </table:table-cell>
              <table:table-cell office:value-type="string">
                <text:p text:id="'Intervalos, classes e frequências - Tempos de chegada'.A4:'Intervalos, classes e frequências - Tempos de chegada'.A4">10 |- 15</text:p>
              </table:table-cell>
              <table:table-cell office:value-type="string">
                <text:p text:id="'Intervalos, classes e frequências - Tempos de chegada'.A5:'Intervalos, classes e frequências - Tempos de chegada'.A5">15 |- 20</text:p>
              </table:table-cell>
              <table:table-cell office:value-type="string">
                <text:p text:id="'Intervalos, classes e frequências - Tempos de chegada'.A6:'Intervalos, classes e frequências - Tempos de chegada'.A6">20 |- 25</text:p>
              </table:table-cell>
              <table:table-cell office:value-type="string">
                <text:p text:id="'Intervalos, classes e frequências - Tempos de chegada'.A7:'Intervalos, classes e frequências - Tempos de chegada'.A7">25 |- 30</text:p>
              </table:table-cell>
              <table:table-cell office:value-type="string">
                <text:p text:id="'Intervalos, classes e frequências - Tempos de chegada'.A8:'Intervalos, classes e frequências - Tempos de chegada'.A8">30 |- 35</text:p>
              </table:table-cell>
              <table:table-cell office:value-type="string">
                <text:p text:id="'Intervalos, classes e frequências - Tempos de chegada'.A9:'Intervalos, classes e frequências - Tempos de chegada'.A9">35 |- 40</text:p>
              </table:table-cell>
              <table:table-cell office:value-type="string">
                <text:p text:id="'Intervalos, classes e frequências - Tempos de chegada'.A10:'Intervalos, classes e frequências - Tempos de chegada'.A10">40 |- 45</text:p>
              </table:table-cell>
            </table:table-row>
          </table:table-header-rows>
          <table:table-rows>
            <table:table-row>
              <table:table-cell office:value-type="string">
                <text:p text:id="'Intervalos, classes e frequências - Tempos de chegada'.D3:'Intervalos, classes e frequências - Tempos de chegada'.D10">0,192</text:p>
              </table:table-cell>
              <table:table-cell office:value-type="float" office:value="0.336538461538462">
                <text:p text:id="'Intervalos, classes e frequências - Tempos de chegada'.D2:'Intervalos, classes e frequências - Tempos de chegada'.D2">0.336538461538462</text:p>
              </table:table-cell>
              <table:table-cell office:value-type="float" office:value="0.192307692307692">
                <text:p text:id="'Intervalos, classes e frequências - Tempos de chegada'.D3:'Intervalos, classes e frequências - Tempos de chegada'.D3">0.192307692307692</text:p>
              </table:table-cell>
              <table:table-cell office:value-type="float" office:value="0.201923076923077">
                <text:p text:id="'Intervalos, classes e frequências - Tempos de chegada'.D4:'Intervalos, classes e frequências - Tempos de chegada'.D4">0.201923076923077</text:p>
              </table:table-cell>
              <table:table-cell office:value-type="float" office:value="0.134615384615385">
                <text:p text:id="'Intervalos, classes e frequências - Tempos de chegada'.D5:'Intervalos, classes e frequências - Tempos de chegada'.D5">0.134615384615385</text:p>
              </table:table-cell>
              <table:table-cell office:value-type="float" office:value="0.0288461538461538">
                <text:p text:id="'Intervalos, classes e frequências - Tempos de chegada'.D6:'Intervalos, classes e frequências - Tempos de chegada'.D6">0.0288461538461538</text:p>
              </table:table-cell>
              <table:table-cell office:value-type="float" office:value="0.0673076923076923">
                <text:p text:id="'Intervalos, classes e frequências - Tempos de chegada'.D7:'Intervalos, classes e frequências - Tempos de chegada'.D7">0.0673076923076923</text:p>
              </table:table-cell>
              <table:table-cell office:value-type="float" office:value="0.00961538461538462">
                <text:p text:id="'Intervalos, classes e frequências - Tempos de chegada'.D8:'Intervalos, classes e frequências - Tempos de chegada'.D8">0.00961538461538462</text:p>
              </table:table-cell>
              <table:table-cell office:value-type="float" office:value="0.0192307692307692">
                <text:p text:id="'Intervalos, classes e frequências - Tempos de chegada'.D9:'Intervalos, classes e frequências - Tempos de chegada'.D9">0.0192307692307692</text:p>
              </table:table-cell>
              <table:table-cell office:value-type="float" office:value="0.00961538461538462">
                <text:p text:id="'Intervalos, classes e frequências - Tempos de chegada'.D10:'Intervalos, classes e frequências - Tempos de chegada'.D10">0.00961538461538462</text:p>
              </table:table-cell>
            </table:table-row>
            <table:table-row>
              <table:table-cell office:value-type="string">
                <text:p>0,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1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solid" svg:stroke-width="0.105cm" svg:stroke-color="#000000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33% 58%" fo:font-family="Arial" fo:font-size="16pt" fo:font-style="normal" fo:text-shadow="none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ch3" style:family="chart">
      <style:chart-properties chart:interpolation="cubic-spline" chart:stacked="true" chart:symbol-type="automatic" chart:connect-bars="false" chart:treat-empty-cells="leave-gap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0" chart:axis-label-position="outside-minimum" chart:tick-mark-position="at-labels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33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>
      <style:graphic-properties draw:stroke="solid" svg:stroke-width="0cm" svg:stroke-color="#b3b3b3" svg:stroke-opacity="100%"/>
    </style:style>
    <style:style style:name="ch6" style:family="chart" style:data-style-name="N115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33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000000" draw:opacity="100%"/>
    </style:style>
    <style:style style:name="ch9" style:family="chart">
      <style:graphic-properties draw:fill-color="#d9d9d9"/>
    </style:style>
  </office:automatic-styles>
  <office:body>
    <office:chart>
      <chart:chart svg:width="15.07cm" svg:height="12.46cm" chart:class="chart:line" chart:style-name="ch1">
        <chart:title svg:x="4.744cm" svg:y="0.252cm" chart:style-name="ch2">
          <text:p>Frequência acumulada</text:p>
        </chart:title>
        <chart:plot-area chart:style-name="ch3" table:cell-range-address="'Intervalos, classes e frequências - Tempos de chegada'.A2:'Intervalos, classes e frequências - Tempos de chegada'.A10 'Intervalos, classes e frequências - Tempos de chegada'.E2:'Intervalos, classes e frequências - Tempos de chegada'.E10" chart:data-source-has-labels="column" svg:x="0.301cm" svg:y="1.32cm" svg:width="14.468cm" svg:height="10.891cm">
          <chart:axis chart:dimension="x" chart:name="primary-x" chart:style-name="ch4">
            <chart:categories table:cell-range-address="'Intervalos, classes e frequências - Tempos de chegada'.A2:'Intervalos, classes e frequências - Tempos de chegada'.A1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Intervalos, classes e frequências - Tempos de chegada'.E2:'Intervalos, classes e frequências - Tempos de chegada'.E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 text:id="'Intervalos, classes e frequências - Tempos de chegada'.A2:'Intervalos, classes e frequências - Tempos de chegada'.A10">0 |- 5</text:p>
              </table:table-cell>
              <table:table-cell office:value-type="float" office:value="0.336538461538462">
                <text:p text:id="'Intervalos, classes e frequências - Tempos de chegada'.E2:'Intervalos, classes e frequências - Tempos de chegada'.E10">0.336538461538462</text:p>
              </table:table-cell>
            </table:table-row>
            <table:table-row>
              <table:table-cell office:value-type="string">
                <text:p>5 |- 10</text:p>
              </table:table-cell>
              <table:table-cell office:value-type="float" office:value="0.528846153846154">
                <text:p>0.528846153846154</text:p>
              </table:table-cell>
            </table:table-row>
            <table:table-row>
              <table:table-cell office:value-type="string">
                <text:p>10 |- 15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15 |- 20</text:p>
              </table:table-cell>
              <table:table-cell office:value-type="float" office:value="0.865384615384615">
                <text:p>0.865384615384615</text:p>
              </table:table-cell>
            </table:table-row>
            <table:table-row>
              <table:table-cell office:value-type="string">
                <text:p>20 |- 25</text:p>
              </table:table-cell>
              <table:table-cell office:value-type="float" office:value="0.894230769230769">
                <text:p>0.894230769230769</text:p>
              </table:table-cell>
            </table:table-row>
            <table:table-row>
              <table:table-cell office:value-type="string">
                <text:p>25 |- 30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30 |- 35</text:p>
              </table:table-cell>
              <table:table-cell office:value-type="float" office:value="0.971153846153846">
                <text:p>0.971153846153846</text:p>
              </table:table-cell>
            </table:table-row>
            <table:table-row>
              <table:table-cell office:value-type="string">
                <text:p>35 |- 40</text:p>
              </table:table-cell>
              <table:table-cell office:value-type="float" office:value="0.990384615384615">
                <text:p>0.990384615384615</text:p>
              </table:table-cell>
            </table:table-row>
            <table:table-row>
              <table:table-cell office:value-type="string">
                <text:p>40 |- 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5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168cm" svg:height="11.389cm" chart:class="chart:bar" chart:style-name="ch1">
        <chart:title svg:x="4.202cm" svg:y="0.228cm" chart:style-name="ch2">
          <text:p>Frequência relativa</text:p>
        </chart:title>
        <chart:legend chart:legend-position="end" svg:x="11.302cm" svg:y="4.319cm" chart:style-name="ch3"/>
        <chart:plot-area chart:style-name="ch4" table:cell-range-address="'Intervalos, classes e frequências - Tempos de serviço'.A2:'Intervalos, classes e frequências - Tempos de serviço'.A7 'Intervalos, classes e frequências - Tempos de serviço'.D2:'Intervalos, classes e frequências - Tempos de serviço'.D7" chart:data-source-has-labels="row" svg:x="0.263cm" svg:y="1.09cm" svg:width="10.777cm" svg:height="9.845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ntervalos, classes e frequências - Tempos de serviço'.D2:'Intervalos, classes e frequências - Tempos de serviço'.D2" chart:label-cell-address="'Intervalos, classes e frequências - Tempos de serviço'.A2:'Intervalos, classes e frequências - Tempos de serviço'.A2" chart:class="chart:bar">
            <chart:data-point/>
          </chart:series>
          <chart:series chart:style-name="ch9" chart:values-cell-range-address="'Intervalos, classes e frequências - Tempos de serviço'.D3:'Intervalos, classes e frequências - Tempos de serviço'.D3" chart:label-cell-address="'Intervalos, classes e frequências - Tempos de serviço'.A3:'Intervalos, classes e frequências - Tempos de serviço'.A3" chart:class="chart:bar">
            <chart:data-point/>
          </chart:series>
          <chart:series chart:style-name="ch10" chart:values-cell-range-address="'Intervalos, classes e frequências - Tempos de serviço'.D4:'Intervalos, classes e frequências - Tempos de serviço'.D4" chart:label-cell-address="'Intervalos, classes e frequências - Tempos de serviço'.A4:'Intervalos, classes e frequências - Tempos de serviço'.A4" chart:class="chart:bar">
            <chart:data-point/>
          </chart:series>
          <chart:series chart:style-name="ch11" chart:values-cell-range-address="'Intervalos, classes e frequências - Tempos de serviço'.D5:'Intervalos, classes e frequências - Tempos de serviço'.D5" chart:label-cell-address="'Intervalos, classes e frequências - Tempos de serviço'.A5:'Intervalos, classes e frequências - Tempos de serviço'.A5" chart:class="chart:bar">
            <chart:data-point/>
          </chart:series>
          <chart:series chart:style-name="ch12" chart:values-cell-range-address="'Intervalos, classes e frequências - Tempos de serviço'.D6:'Intervalos, classes e frequências - Tempos de serviço'.D6" chart:label-cell-address="'Intervalos, classes e frequências - Tempos de serviço'.A6:'Intervalos, classes e frequências - Tempos de serviço'.A6" chart:class="chart:bar">
            <chart:data-point/>
          </chart:series>
          <chart:series chart:style-name="ch13" chart:values-cell-range-address="'Intervalos, classes e frequências - Tempos de serviço'.D7:'Intervalos, classes e frequências - Tempos de serviço'.D7" chart:label-cell-address="'Intervalos, classes e frequências - Tempos de serviço'.A7:'Intervalos, classes e frequências - Tempos de serviço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tervalos, classes e frequências - Tempos de serviço'.A2:'Intervalos, classes e frequências - Tempos de serviço'.A2">9 |- 10</text:p>
              </table:table-cell>
              <table:table-cell office:value-type="string">
                <text:p text:id="'Intervalos, classes e frequências - Tempos de serviço'.A3:'Intervalos, classes e frequências - Tempos de serviço'.A3">10 |- 11</text:p>
              </table:table-cell>
              <table:table-cell office:value-type="string">
                <text:p text:id="'Intervalos, classes e frequências - Tempos de serviço'.A4:'Intervalos, classes e frequências - Tempos de serviço'.A4">11 |- 12</text:p>
              </table:table-cell>
              <table:table-cell office:value-type="string">
                <text:p text:id="'Intervalos, classes e frequências - Tempos de serviço'.A5:'Intervalos, classes e frequências - Tempos de serviço'.A5">12 |- 13</text:p>
              </table:table-cell>
              <table:table-cell office:value-type="string">
                <text:p text:id="'Intervalos, classes e frequências - Tempos de serviço'.A6:'Intervalos, classes e frequências - Tempos de serviço'.A6">13 |- 14</text:p>
              </table:table-cell>
              <table:table-cell office:value-type="string">
                <text:p text:id="'Intervalos, classes e frequências - Tempos de serviço'.A7:'Intervalos, classes e frequências - Tempos de serviço'.A7">14 |- 1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05769230769231">
                <text:p text:id="'Intervalos, classes e frequências - Tempos de serviço'.D2:'Intervalos, classes e frequências - Tempos de serviço'.D2">0.105769230769231</text:p>
              </table:table-cell>
              <table:table-cell office:value-type="float" office:value="0.384615384615385">
                <text:p text:id="'Intervalos, classes e frequências - Tempos de serviço'.D3:'Intervalos, classes e frequências - Tempos de serviço'.D3">0.384615384615385</text:p>
              </table:table-cell>
              <table:table-cell office:value-type="float" office:value="0.317307692307692">
                <text:p text:id="'Intervalos, classes e frequências - Tempos de serviço'.D4:'Intervalos, classes e frequências - Tempos de serviço'.D4">0.317307692307692</text:p>
              </table:table-cell>
              <table:table-cell office:value-type="float" office:value="0.115384615384615">
                <text:p text:id="'Intervalos, classes e frequências - Tempos de serviço'.D5:'Intervalos, classes e frequências - Tempos de serviço'.D5">0.115384615384615</text:p>
              </table:table-cell>
              <table:table-cell office:value-type="float" office:value="0.0576923076923077">
                <text:p text:id="'Intervalos, classes e frequências - Tempos de serviço'.D6:'Intervalos, classes e frequências - Tempos de serviço'.D6">0.0576923076923077</text:p>
              </table:table-cell>
              <table:table-cell office:value-type="float" office:value="0.0192307692307692">
                <text:p text:id="'Intervalos, classes e frequências - Tempos de serviço'.D7:'Intervalos, classes e frequências - Tempos de serviço'.D7">0.0192307692307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interpolation="cubic-spline"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5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218cm" svg:height="12.441cm" chart:class="chart:line" chart:style-name="ch1">
        <chart:title svg:x="4.317cm" svg:y="0.249cm" chart:style-name="ch2">
          <text:p>Frequência acumulada</text:p>
        </chart:title>
        <chart:plot-area chart:style-name="ch3" table:cell-range-address="'Intervalos, classes e frequências - Tempos de serviço'.A2:'Intervalos, classes e frequências - Tempos de serviço'.A7 'Intervalos, classes e frequências - Tempos de serviço'.E2:'Intervalos, classes e frequências - Tempos de serviço'.E7" chart:data-source-has-labels="column" svg:x="0.284cm" svg:y="1.132cm" svg:width="13.65cm" svg:height="11.061cm">
          <chart:axis chart:dimension="x" chart:name="primary-x" chart:style-name="ch4">
            <chart:categories table:cell-range-address="'Intervalos, classes e frequências - Tempos de serviço'.A2:'Intervalos, classes e frequências - Tempos de serviço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valos, classes e frequências - Tempos de serviço'.E2:'Intervalos, classes e frequências - Tempos de serviço'.E7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 text:id="'Intervalos, classes e frequências - Tempos de serviço'.A2:'Intervalos, classes e frequências - Tempos de serviço'.A7">9 |- 10</text:p>
              </table:table-cell>
              <table:table-cell office:value-type="float" office:value="0.105769230769231">
                <text:p text:id="'Intervalos, classes e frequências - Tempos de serviço'.E2:'Intervalos, classes e frequências - Tempos de serviço'.E7">0.105769230769231</text:p>
              </table:table-cell>
            </table:table-row>
            <table:table-row>
              <table:table-cell office:value-type="string">
                <text:p>10 |- 11</text:p>
              </table:table-cell>
              <table:table-cell office:value-type="float" office:value="0.490384615384615">
                <text:p>0.490384615384615</text:p>
              </table:table-cell>
            </table:table-row>
            <table:table-row>
              <table:table-cell office:value-type="string">
                <text:p>11 |- 12</text:p>
              </table:table-cell>
              <table:table-cell office:value-type="float" office:value="0.807692307692308">
                <text:p>0.807692307692308</text:p>
              </table:table-cell>
            </table:table-row>
            <table:table-row>
              <table:table-cell office:value-type="string">
                <text:p>12 |- 1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3 |- 14</text:p>
              </table:table-cell>
              <table:table-cell office:value-type="float" office:value="0.980769230769231">
                <text:p>0.980769230769231</text:p>
              </table:table-cell>
            </table:table-row>
            <table:table-row>
              <table:table-cell office:value-type="string">
                <text:p>14 |- 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